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5.15mm"/>
    </style:style>
    <style:style style:name="co7" style:family="table-column">
      <style:table-column-properties fo:break-before="auto" style:column-width="22.15mm"/>
    </style:style>
    <style:style style:name="co8" style:family="table-column">
      <style:table-column-properties fo:break-before="auto" style:column-width="1.98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5"/>
        <table:table-column table:style-name="co4" table:default-cell-style-name="ce20"/>
        <table:table-column table:style-name="co5" table:default-cell-style-name="ce24"/>
        <table:table-column table:style-name="co1" table:number-columns-repeated="4" table:default-cell-style-name="ce24"/>
        <table:table-column table:style-name="co6" table:default-cell-style-name="ce24"/>
        <table:table-column table:style-name="co1" table:default-cell-style-name="ce24"/>
        <table:table-column table:style-name="co7" table:number-columns-repeated="2" table:default-cell-style-name="ce24"/>
        <table:table-column table:style-name="co1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241" table:default-cell-style-name="ce24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5-15 能源總需要</text:p>
          </table:table-cell>
          <table:covered-table-cell table:number-columns-repeated="13" table:style-name="ce1"/>
          <table:table-cell table:style-name="ce29"/>
          <table:table-cell table:style-name="ce31" table:number-columns-repeated="1009"/>
        </table:table-row>
        <table:table-row table:style-name="ro2">
          <table:table-cell table:style-name="ce2" office:value-type="string" calcext:value-type="string" table:number-columns-spanned="14" table:number-rows-spanned="1">
            <text:p>單位：公秉油當量</text:p>
          </table:table-cell>
          <table:covered-table-cell table:number-columns-repeated="13" table:style-name="ce2"/>
          <table:table-cell table:style-name="ce30"/>
          <table:table-cell table:style-name="ce32" table:number-columns-repeated="1009"/>
        </table:table-row>
        <table:table-row table:style-name="ro3">
          <table:table-cell table:style-name="ce3" office:value-type="string" calcext:value-type="string" table:number-columns-spanned="3" table:number-rows-spanned="1">
            <text:p>年 <text:s text:c="8"/>月</text:p>
          </table:table-cell>
          <table:covered-table-cell table:number-columns-repeated="2" table:style-name="ce3"/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國內能源消費(+)</text:p>
          </table:table-cell>
          <table:table-cell table:style-name="ce3" office:value-type="string" calcext:value-type="string">
            <text:p>出口(+)</text:p>
          </table:table-cell>
          <table:table-cell table:style-name="ce3" office:value-type="string" calcext:value-type="string">
            <text:p>國際海運(+)</text:p>
          </table:table-cell>
          <table:table-cell table:style-name="ce3" office:value-type="string" calcext:value-type="string">
            <text:p>國際航空(+)</text:p>
          </table:table-cell>
          <table:table-cell table:style-name="ce3" office:value-type="string" calcext:value-type="string">
            <text:p>存貨變動(+)</text:p>
          </table:table-cell>
          <table:table-cell table:style-name="ce25" office:value-type="string" calcext:value-type="string">
            <text:p>產品間轉換</text:p>
            <text:p>(轉出) (+)</text:p>
          </table:table-cell>
          <table:table-cell table:style-name="ce3" office:value-type="string" calcext:value-type="string">
            <text:p>統計差異(+)</text:p>
          </table:table-cell>
          <table:table-cell table:style-name="ce3" office:value-type="string" calcext:value-type="string">
            <text:p>轉變投入(+)</text:p>
          </table:table-cell>
          <table:table-cell table:style-name="ce25" office:value-type="string" calcext:value-type="string">
            <text:p>轉變產出</text:p>
            <text:p>合計 (-)</text:p>
          </table:table-cell>
          <table:table-cell table:style-name="ce3" office:value-type="string" calcext:value-type="string">
            <text:p>損耗(+)</text:p>
          </table:table-cell>
          <table:table-cell table:style-name="ce30"/>
          <table:table-cell table:style-name="ce32" table:number-columns-repeated="1009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9"/>
          <table:table-cell table:style-name="ce12"/>
          <table:table-cell table:style-name="ce16" office:value-type="float" office:value="111578759.166399" calcext:value-type="float">
            <text:p><text:s/>111,578,759 <text:s/></text:p>
          </table:table-cell>
          <table:table-cell table:style-name="ce21" office:value-type="float" office:value="68521058.9175392" calcext:value-type="float">
            <text:p><text:s/>68,521,059 <text:s/></text:p>
          </table:table-cell>
          <table:table-cell table:style-name="ce21" office:value-type="float" office:value="6846277.46932462" calcext:value-type="float">
            <text:p><text:s/>6,846,277 <text:s/></text:p>
          </table:table-cell>
          <table:table-cell table:style-name="ce21" office:value-type="float" office:value="2789551.2" calcext:value-type="float">
            <text:p><text:s/>2,789,551 <text:s/></text:p>
          </table:table-cell>
          <table:table-cell table:style-name="ce21" office:value-type="float" office:value="1948306.66666667" calcext:value-type="float">
            <text:p><text:s/>1,948,307 <text:s/></text:p>
          </table:table-cell>
          <table:table-cell table:style-name="ce21" office:value-type="float" office:value="-818276.022917287" calcext:value-type="float">
            <text:p><text:s/>-818,276 <text:s/></text:p>
          </table:table-cell>
          <table:table-cell table:style-name="ce21" office:value-type="float" office:value="11960615.66455" calcext:value-type="float">
            <text:p><text:s/>11,960,616 <text:s/></text:p>
          </table:table-cell>
          <table:table-cell table:style-name="ce21" office:value-type="float" office:value="196386.123413854" calcext:value-type="float">
            <text:p><text:s/>196,386 <text:s/></text:p>
          </table:table-cell>
          <table:table-cell table:style-name="ce21" office:value-type="float" office:value="101868014.371563" calcext:value-type="float">
            <text:p><text:s/>101,868,014 <text:s/></text:p>
          </table:table-cell>
          <table:table-cell table:style-name="ce21" office:value-type="float" office:value="82580533.7853833" calcext:value-type="float">
            <text:p><text:s/>82,580,534 <text:s/></text:p>
          </table:table-cell>
          <table:table-cell table:style-name="ce26" office:value-type="float" office:value="847358.561642222" calcext:value-type="float">
            <text:p><text:s/>847,359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0"/>
          <table:table-cell table:style-name="ce13"/>
          <table:table-cell table:style-name="ce17" office:value-type="float" office:value="119663634.783095" calcext:value-type="float">
            <text:p><text:s/>119,663,635 <text:s/></text:p>
          </table:table-cell>
          <table:table-cell table:style-name="ce22" office:value-type="float" office:value="72246199.8963865" calcext:value-type="float">
            <text:p><text:s/>72,246,200 <text:s/></text:p>
          </table:table-cell>
          <table:table-cell table:style-name="ce22" office:value-type="float" office:value="11123605.2869229" calcext:value-type="float">
            <text:p><text:s/>11,123,605 <text:s/></text:p>
          </table:table-cell>
          <table:table-cell table:style-name="ce22" office:value-type="float" office:value="3429732.06666667" calcext:value-type="float">
            <text:p><text:s/>3,429,732 <text:s/></text:p>
          </table:table-cell>
          <table:table-cell table:style-name="ce22" office:value-type="float" office:value="1921448" calcext:value-type="float">
            <text:p><text:s/>1,921,448 <text:s/></text:p>
          </table:table-cell>
          <table:table-cell table:style-name="ce22" office:value-type="float" office:value="-1648658.11066993" calcext:value-type="float">
            <text:p><text:s/>-1,648,658 <text:s/></text:p>
          </table:table-cell>
          <table:table-cell table:style-name="ce22" office:value-type="float" office:value="14042334.8458143" calcext:value-type="float">
            <text:p><text:s/>14,042,335 <text:s/></text:p>
          </table:table-cell>
          <table:table-cell table:style-name="ce22" office:value-type="float" office:value="148197.602568919" calcext:value-type="float">
            <text:p><text:s/>148,198 <text:s/></text:p>
          </table:table-cell>
          <table:table-cell table:style-name="ce22" office:value-type="float" office:value="110638053.635962" calcext:value-type="float">
            <text:p><text:s/>110,638,054 <text:s/></text:p>
          </table:table-cell>
          <table:table-cell table:style-name="ce22" office:value-type="float" office:value="93076085.9187403" calcext:value-type="float">
            <text:p><text:s/>93,076,086 <text:s/></text:p>
          </table:table-cell>
          <table:table-cell table:style-name="ce27" office:value-type="float" office:value="838807.478184445" calcext:value-type="float">
            <text:p><text:s/>838,807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0"/>
          <table:table-cell table:style-name="ce13"/>
          <table:table-cell table:style-name="ce17" office:value-type="float" office:value="132716324.422966" calcext:value-type="float">
            <text:p><text:s/>132,716,324 <text:s/></text:p>
          </table:table-cell>
          <table:table-cell table:style-name="ce22" office:value-type="float" office:value="75578127.1967756" calcext:value-type="float">
            <text:p><text:s/>75,578,127 <text:s/></text:p>
          </table:table-cell>
          <table:table-cell table:style-name="ce22" office:value-type="float" office:value="14784852.9494728" calcext:value-type="float">
            <text:p><text:s/>14,784,853 <text:s/></text:p>
          </table:table-cell>
          <table:table-cell table:style-name="ce22" office:value-type="float" office:value="2771466.4" calcext:value-type="float">
            <text:p><text:s/>2,771,466 <text:s/></text:p>
          </table:table-cell>
          <table:table-cell table:style-name="ce22" office:value-type="float" office:value="2193374.22222222" calcext:value-type="float">
            <text:p><text:s/>2,193,374 <text:s/></text:p>
          </table:table-cell>
          <table:table-cell table:style-name="ce22" office:value-type="float" office:value="3175824.81686507" calcext:value-type="float">
            <text:p><text:s/>3,175,825 <text:s/></text:p>
          </table:table-cell>
          <table:table-cell table:style-name="ce22" office:value-type="float" office:value="15220472.6807491" calcext:value-type="float">
            <text:p><text:s/>15,220,473 <text:s/></text:p>
          </table:table-cell>
          <table:table-cell table:style-name="ce22" office:value-type="float" office:value="57452.3556949404" calcext:value-type="float">
            <text:p><text:s/>57,452 <text:s/></text:p>
          </table:table-cell>
          <table:table-cell table:style-name="ce22" office:value-type="float" office:value="119587961.544328" calcext:value-type="float">
            <text:p><text:s/>119,587,962 <text:s/></text:p>
          </table:table-cell>
          <table:table-cell table:style-name="ce22" office:value-type="float" office:value="101554457.896191" calcext:value-type="float">
            <text:p><text:s/>101,554,458 <text:s/></text:p>
          </table:table-cell>
          <table:table-cell table:style-name="ce27" office:value-type="float" office:value="901250.153048889" calcext:value-type="float">
            <text:p><text:s/>901,250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0"/>
          <table:table-cell table:style-name="ce13"/>
          <table:table-cell table:style-name="ce17" office:value-type="float" office:value="134080481.680158" calcext:value-type="float">
            <text:p><text:s/>134,080,482 <text:s/></text:p>
          </table:table-cell>
          <table:table-cell table:style-name="ce22" office:value-type="float" office:value="76845079.1179301" calcext:value-type="float">
            <text:p><text:s/>76,845,079 <text:s/></text:p>
          </table:table-cell>
          <table:table-cell table:style-name="ce22" office:value-type="float" office:value="17215932.540542" calcext:value-type="float">
            <text:p><text:s/>17,215,933 <text:s/></text:p>
          </table:table-cell>
          <table:table-cell table:style-name="ce22" office:value-type="float" office:value="2720229.33333333" calcext:value-type="float">
            <text:p><text:s/>2,720,229 <text:s/></text:p>
          </table:table-cell>
          <table:table-cell table:style-name="ce22" office:value-type="float" office:value="2271661.33333333" calcext:value-type="float">
            <text:p><text:s/>2,271,661 <text:s/></text:p>
          </table:table-cell>
          <table:table-cell table:style-name="ce22" office:value-type="float" office:value="1050968.90498124" calcext:value-type="float">
            <text:p><text:s/>1,050,969 <text:s/></text:p>
          </table:table-cell>
          <table:table-cell table:style-name="ce22" office:value-type="float" office:value="17750689.1573328" calcext:value-type="float">
            <text:p><text:s/>17,750,689 <text:s/></text:p>
          </table:table-cell>
          <table:table-cell table:style-name="ce22" office:value-type="float" office:value="-2023172.97009373" calcext:value-type="float">
            <text:p><text:s/>-2,023,173 <text:s/></text:p>
          </table:table-cell>
          <table:table-cell table:style-name="ce22" office:value-type="float" office:value="123811855.625271" calcext:value-type="float">
            <text:p><text:s/>123,811,856 <text:s/></text:p>
          </table:table-cell>
          <table:table-cell table:style-name="ce22" office:value-type="float" office:value="106484652.174244" calcext:value-type="float">
            <text:p><text:s/>106,484,652 <text:s/></text:p>
          </table:table-cell>
          <table:table-cell table:style-name="ce27" office:value-type="float" office:value="921890.811771111" calcext:value-type="float">
            <text:p><text:s/>921,891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0"/>
          <table:table-cell table:style-name="ce13"/>
          <table:table-cell table:style-name="ce17" office:value-type="float" office:value="136770752.205541" calcext:value-type="float">
            <text:p><text:s/>136,770,752 <text:s/></text:p>
          </table:table-cell>
          <table:table-cell table:style-name="ce22" office:value-type="float" office:value="77873176.8234545" calcext:value-type="float">
            <text:p><text:s/>77,873,177 <text:s/></text:p>
          </table:table-cell>
          <table:table-cell table:style-name="ce22" office:value-type="float" office:value="16458692.6463928" calcext:value-type="float">
            <text:p><text:s/>16,458,693 <text:s/></text:p>
          </table:table-cell>
          <table:table-cell table:style-name="ce22" office:value-type="float" office:value="2682492.4" calcext:value-type="float">
            <text:p><text:s/>2,682,492 <text:s/></text:p>
          </table:table-cell>
          <table:table-cell table:style-name="ce22" office:value-type="float" office:value="2364896.46933333" calcext:value-type="float">
            <text:p><text:s/>2,364,896 <text:s/></text:p>
          </table:table-cell>
          <table:table-cell table:style-name="ce22" office:value-type="float" office:value="1550696.08416313" calcext:value-type="float">
            <text:p><text:s/>1,550,696 <text:s/></text:p>
          </table:table-cell>
          <table:table-cell table:style-name="ce22" office:value-type="float" office:value="17460646.3506446" calcext:value-type="float">
            <text:p><text:s/>17,460,646 <text:s/></text:p>
          </table:table-cell>
          <table:table-cell table:style-name="ce22" office:value-type="float" office:value="-211184.759596812" calcext:value-type="float">
            <text:p><text:s/>-211,185 <text:s/></text:p>
          </table:table-cell>
          <table:table-cell table:style-name="ce22" office:value-type="float" office:value="123745151.231002" calcext:value-type="float">
            <text:p><text:s/>123,745,151 <text:s/></text:p>
          </table:table-cell>
          <table:table-cell table:style-name="ce22" office:value-type="float" office:value="106125593.517398" calcext:value-type="float">
            <text:p><text:s/>106,125,594 <text:s/></text:p>
          </table:table-cell>
          <table:table-cell table:style-name="ce27" office:value-type="float" office:value="971778.477544444" calcext:value-type="float">
            <text:p><text:s/>971,77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0"/>
          <table:table-cell table:style-name="ce13"/>
          <table:table-cell table:style-name="ce17" office:value-type="float" office:value="143995993.878621" calcext:value-type="float">
            <text:p><text:s/>143,995,994 <text:s/></text:p>
          </table:table-cell>
          <table:table-cell table:style-name="ce22" office:value-type="float" office:value="82573458.6181733" calcext:value-type="float">
            <text:p><text:s/>82,573,459 <text:s/></text:p>
          </table:table-cell>
          <table:table-cell table:style-name="ce22" office:value-type="float" office:value="19496603.9274815" calcext:value-type="float">
            <text:p><text:s/>19,496,604 <text:s/></text:p>
          </table:table-cell>
          <table:table-cell table:style-name="ce22" office:value-type="float" office:value="2401015.2" calcext:value-type="float">
            <text:p><text:s/>2,401,015 <text:s/></text:p>
          </table:table-cell>
          <table:table-cell table:style-name="ce22" office:value-type="float" office:value="2336433.77777778" calcext:value-type="float">
            <text:p><text:s/>2,336,434 <text:s/></text:p>
          </table:table-cell>
          <table:table-cell table:style-name="ce22" office:value-type="float" office:value="421975.730147277" calcext:value-type="float">
            <text:p><text:s/>421,976 <text:s/></text:p>
          </table:table-cell>
          <table:table-cell table:style-name="ce22" office:value-type="float" office:value="19685770.5360654" calcext:value-type="float">
            <text:p><text:s/>19,685,771 <text:s/></text:p>
          </table:table-cell>
          <table:table-cell table:style-name="ce22" office:value-type="float" office:value="-410649.544153784" calcext:value-type="float">
            <text:p><text:s/>-410,650 <text:s/></text:p>
          </table:table-cell>
          <table:table-cell table:style-name="ce22" office:value-type="float" office:value="125386706.588151" calcext:value-type="float">
            <text:p><text:s/>125,386,707 <text:s/></text:p>
          </table:table-cell>
          <table:table-cell table:style-name="ce22" office:value-type="float" office:value="108830128.122244" calcext:value-type="float">
            <text:p><text:s/>108,830,128 <text:s/></text:p>
          </table:table-cell>
          <table:table-cell table:style-name="ce27" office:value-type="float" office:value="934807.167222222" calcext:value-type="float">
            <text:p><text:s/>934,807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0"/>
          <table:table-cell table:style-name="ce13"/>
          <table:table-cell table:style-name="ce17" office:value-type="float" office:value="139219623.281191" calcext:value-type="float">
            <text:p><text:s/>139,219,623 <text:s/></text:p>
          </table:table-cell>
          <table:table-cell table:style-name="ce22" office:value-type="float" office:value="79283477.3864711" calcext:value-type="float">
            <text:p><text:s/>79,283,477 <text:s/></text:p>
          </table:table-cell>
          <table:table-cell table:style-name="ce22" office:value-type="float" office:value="19054305.9449156" calcext:value-type="float">
            <text:p><text:s/>19,054,306 <text:s/></text:p>
          </table:table-cell>
          <table:table-cell table:style-name="ce22" office:value-type="float" office:value="2068140.26666667" calcext:value-type="float">
            <text:p><text:s/>2,068,140 <text:s/></text:p>
          </table:table-cell>
          <table:table-cell table:style-name="ce22" office:value-type="float" office:value="2062349.33333333" calcext:value-type="float">
            <text:p><text:s/>2,062,349 <text:s/></text:p>
          </table:table-cell>
          <table:table-cell table:style-name="ce22" office:value-type="float" office:value="686993.43114696" calcext:value-type="float">
            <text:p><text:s/>686,993 <text:s/></text:p>
          </table:table-cell>
          <table:table-cell table:style-name="ce22" office:value-type="float" office:value="20292927.945744" calcext:value-type="float">
            <text:p><text:s/>20,292,928 <text:s/></text:p>
          </table:table-cell>
          <table:table-cell table:style-name="ce22" office:value-type="float" office:value="170637.6903439" calcext:value-type="float">
            <text:p><text:s/>170,638 <text:s/></text:p>
          </table:table-cell>
          <table:table-cell table:style-name="ce22" office:value-type="float" office:value="119336657.82156" calcext:value-type="float">
            <text:p><text:s/>119,336,658 <text:s/></text:p>
          </table:table-cell>
          <table:table-cell table:style-name="ce22" office:value-type="float" office:value="104573939.750755" calcext:value-type="float">
            <text:p><text:s/>104,573,940 <text:s/></text:p>
          </table:table-cell>
          <table:table-cell table:style-name="ce27" office:value-type="float" office:value="838073.211764445" calcext:value-type="float">
            <text:p><text:s/>838,073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0"/>
          <table:table-cell table:style-name="ce13"/>
          <table:table-cell table:style-name="ce17" office:value-type="float" office:value="136413146.890562" calcext:value-type="float">
            <text:p><text:s/>136,413,147 <text:s/></text:p>
          </table:table-cell>
          <table:table-cell table:style-name="ce22" office:value-type="float" office:value="78894264.6725438" calcext:value-type="float">
            <text:p><text:s/>78,894,265 <text:s/></text:p>
          </table:table-cell>
          <table:table-cell table:style-name="ce22" office:value-type="float" office:value="20892399.4250213" calcext:value-type="float">
            <text:p><text:s/>20,892,399 <text:s/></text:p>
          </table:table-cell>
          <table:table-cell table:style-name="ce22" office:value-type="float" office:value="1830866.53333333" calcext:value-type="float">
            <text:p><text:s/>1,830,867 <text:s/></text:p>
          </table:table-cell>
          <table:table-cell table:style-name="ce22" office:value-type="float" office:value="1948968.88888889" calcext:value-type="float">
            <text:p><text:s/>1,948,969 <text:s/></text:p>
          </table:table-cell>
          <table:table-cell table:style-name="ce22" office:value-type="float" office:value="-1375658.74909427" calcext:value-type="float">
            <text:p><text:s/>-1,375,659 <text:s/></text:p>
          </table:table-cell>
          <table:table-cell table:style-name="ce22" office:value-type="float" office:value="18860272.2184515" calcext:value-type="float">
            <text:p><text:s/>18,860,272 <text:s/></text:p>
          </table:table-cell>
          <table:table-cell table:style-name="ce22" office:value-type="float" office:value="-506032.875703915" calcext:value-type="float">
            <text:p><text:s/>-506,033 <text:s/></text:p>
          </table:table-cell>
          <table:table-cell table:style-name="ce22" office:value-type="float" office:value="118883305.876817" calcext:value-type="float">
            <text:p><text:s/>118,883,306 <text:s/></text:p>
          </table:table-cell>
          <table:table-cell table:style-name="ce22" office:value-type="float" office:value="103930283.480416" calcext:value-type="float">
            <text:p><text:s/>103,930,283 <text:s/></text:p>
          </table:table-cell>
          <table:table-cell table:style-name="ce27" office:value-type="float" office:value="915044.38072" calcext:value-type="float">
            <text:p><text:s/>915,044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0"/>
          <table:table-cell table:style-name="ce13"/>
          <table:table-cell table:style-name="ce17" office:value-type="float" office:value="143007832.312179" calcext:value-type="float">
            <text:p><text:s/>143,007,832 <text:s/></text:p>
          </table:table-cell>
          <table:table-cell table:style-name="ce22" office:value-type="float" office:value="83999097.0449756" calcext:value-type="float">
            <text:p><text:s/>83,999,097 <text:s/></text:p>
          </table:table-cell>
          <table:table-cell table:style-name="ce22" office:value-type="float" office:value="18074949.3264162" calcext:value-type="float">
            <text:p><text:s/>18,074,949 <text:s/></text:p>
          </table:table-cell>
          <table:table-cell table:style-name="ce22" office:value-type="float" office:value="1978107.66666667" calcext:value-type="float">
            <text:p><text:s/>1,978,108 <text:s/></text:p>
          </table:table-cell>
          <table:table-cell table:style-name="ce22" office:value-type="float" office:value="2199044.44444444" calcext:value-type="float">
            <text:p><text:s/>2,199,044 <text:s/></text:p>
          </table:table-cell>
          <table:table-cell table:style-name="ce22" office:value-type="float" office:value="-87407.3883633643" calcext:value-type="float">
            <text:p><text:s/>-87,407 <text:s/></text:p>
          </table:table-cell>
          <table:table-cell table:style-name="ce22" office:value-type="float" office:value="22558720.8080189" calcext:value-type="float">
            <text:p><text:s/>22,558,721 <text:s/></text:p>
          </table:table-cell>
          <table:table-cell table:style-name="ce22" office:value-type="float" office:value="596578.147559329" calcext:value-type="float">
            <text:p><text:s/>596,578 <text:s/></text:p>
          </table:table-cell>
          <table:table-cell table:style-name="ce22" office:value-type="float" office:value="120374540.468491" calcext:value-type="float">
            <text:p><text:s/>120,374,540 <text:s/></text:p>
          </table:table-cell>
          <table:table-cell table:style-name="ce22" office:value-type="float" office:value="107667808.026374" calcext:value-type="float">
            <text:p><text:s/>107,667,808 <text:s/></text:p>
          </table:table-cell>
          <table:table-cell table:style-name="ce27" office:value-type="float" office:value="982009.820344444" calcext:value-type="float">
            <text:p><text:s/>982,010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0"/>
          <table:table-cell table:style-name="ce13"/>
          <table:table-cell table:style-name="ce17" office:value-type="float" office:value="138837885.975878" calcext:value-type="float">
            <text:p><text:s/>138,837,886 <text:s/></text:p>
          </table:table-cell>
          <table:table-cell table:style-name="ce22" office:value-type="float" office:value="81634789.5301174" calcext:value-type="float">
            <text:p><text:s/>81,634,790 <text:s/></text:p>
          </table:table-cell>
          <table:table-cell table:style-name="ce22" office:value-type="float" office:value="15544065.6832705" calcext:value-type="float">
            <text:p><text:s/>15,544,066 <text:s/></text:p>
          </table:table-cell>
          <table:table-cell table:style-name="ce22" office:value-type="float" office:value="1809452.8" calcext:value-type="float">
            <text:p><text:s/>1,809,453 <text:s/></text:p>
          </table:table-cell>
          <table:table-cell table:style-name="ce22" office:value-type="float" office:value="2193499.55555556" calcext:value-type="float">
            <text:p><text:s/>2,193,500 <text:s/></text:p>
          </table:table-cell>
          <table:table-cell table:style-name="ce22" office:value-type="float" office:value="-1228552.78637072" calcext:value-type="float">
            <text:p><text:s/>-1,228,553 <text:s/></text:p>
          </table:table-cell>
          <table:table-cell table:style-name="ce22" office:value-type="float" office:value="23805817.040204" calcext:value-type="float">
            <text:p><text:s/>23,805,817 <text:s/></text:p>
          </table:table-cell>
          <table:table-cell table:style-name="ce22" office:value-type="float" office:value="933232.461637901" calcext:value-type="float">
            <text:p><text:s/>933,232 <text:s/></text:p>
          </table:table-cell>
          <table:table-cell table:style-name="ce22" office:value-type="float" office:value="118995655.86668" calcext:value-type="float">
            <text:p><text:s/>118,995,656 <text:s/></text:p>
          </table:table-cell>
          <table:table-cell table:style-name="ce22" office:value-type="float" office:value="105868576.673234" calcext:value-type="float">
            <text:p><text:s/>105,868,577 <text:s/></text:p>
          </table:table-cell>
          <table:table-cell table:style-name="ce27" office:value-type="float" office:value="1018502.49801778" calcext:value-type="float">
            <text:p><text:s/>1,018,502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0"/>
          <table:table-cell table:style-name="ce13"/>
          <table:table-cell table:style-name="ce17" office:value-type="float" office:value="141610984.263898" calcext:value-type="float">
            <text:p><text:s/>141,610,984 <text:s/></text:p>
          </table:table-cell>
          <table:table-cell table:style-name="ce22" office:value-type="float" office:value="81876687.3204589" calcext:value-type="float">
            <text:p><text:s/>81,876,687 <text:s/></text:p>
          </table:table-cell>
          <table:table-cell table:style-name="ce22" office:value-type="float" office:value="18961294.1047251" calcext:value-type="float">
            <text:p><text:s/>18,961,294 <text:s/></text:p>
          </table:table-cell>
          <table:table-cell table:style-name="ce22" office:value-type="float" office:value="1313316" calcext:value-type="float">
            <text:p><text:s/>1,313,316 <text:s/></text:p>
          </table:table-cell>
          <table:table-cell table:style-name="ce22" office:value-type="float" office:value="2305604.44444444" calcext:value-type="float">
            <text:p><text:s/>2,305,604 <text:s/></text:p>
          </table:table-cell>
          <table:table-cell table:style-name="ce22" office:value-type="float" office:value="-395237.352593679" calcext:value-type="float">
            <text:p><text:s/>-395,237 <text:s/></text:p>
          </table:table-cell>
          <table:table-cell table:style-name="ce22" office:value-type="float" office:value="24766654.8323135" calcext:value-type="float">
            <text:p><text:s/>24,766,655 <text:s/></text:p>
          </table:table-cell>
          <table:table-cell table:style-name="ce22" office:value-type="float" office:value="56738.9551530767" calcext:value-type="float">
            <text:p><text:s/>56,739 <text:s/></text:p>
          </table:table-cell>
          <table:table-cell table:style-name="ce22" office:value-type="float" office:value="123030004.641269" calcext:value-type="float">
            <text:p><text:s/>123,030,005 <text:s/></text:p>
          </table:table-cell>
          <table:table-cell table:style-name="ce22" office:value-type="float" office:value="111240004.455928" calcext:value-type="float">
            <text:p><text:s/>111,240,004 <text:s/></text:p>
          </table:table-cell>
          <table:table-cell table:style-name="ce27" office:value-type="float" office:value="935925.774055555" calcext:value-type="float">
            <text:p><text:s/>935,926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0"/>
          <table:table-cell table:style-name="ce13"/>
          <table:table-cell table:style-name="ce17" office:value-type="float" office:value="144069635.685392" calcext:value-type="float">
            <text:p><text:s/>144,069,636 <text:s/></text:p>
          </table:table-cell>
          <table:table-cell table:style-name="ce22" office:value-type="float" office:value="84575956.2994901" calcext:value-type="float">
            <text:p><text:s/>84,575,956 <text:s/></text:p>
          </table:table-cell>
          <table:table-cell table:style-name="ce22" office:value-type="float" office:value="19512894.5754647" calcext:value-type="float">
            <text:p><text:s/>19,512,895 <text:s/></text:p>
          </table:table-cell>
          <table:table-cell table:style-name="ce22" office:value-type="float" office:value="1359957.73333333" calcext:value-type="float">
            <text:p><text:s/>1,359,958 <text:s/></text:p>
          </table:table-cell>
          <table:table-cell table:style-name="ce22" office:value-type="float" office:value="2444643.55555556" calcext:value-type="float">
            <text:p><text:s/>2,444,644 <text:s/></text:p>
          </table:table-cell>
          <table:table-cell table:style-name="ce22" office:value-type="float" office:value="-1101467.80911706" calcext:value-type="float">
            <text:p><text:s/>-1,101,468 <text:s/></text:p>
          </table:table-cell>
          <table:table-cell table:style-name="ce22" office:value-type="float" office:value="24883631.611724" calcext:value-type="float">
            <text:p><text:s/>24,883,632 <text:s/></text:p>
          </table:table-cell>
          <table:table-cell table:style-name="ce22" office:value-type="float" office:value="225245.340078351" calcext:value-type="float">
            <text:p><text:s/>225,245 <text:s/></text:p>
          </table:table-cell>
          <table:table-cell table:style-name="ce22" office:value-type="float" office:value="121675716.259466" calcext:value-type="float">
            <text:p><text:s/>121,675,716 <text:s/></text:p>
          </table:table-cell>
          <table:table-cell table:style-name="ce22" office:value-type="float" office:value="110319854.872669" calcext:value-type="float">
            <text:p><text:s/>110,319,855 <text:s/></text:p>
          </table:table-cell>
          <table:table-cell table:style-name="ce27" office:value-type="float" office:value="812912.992066667" calcext:value-type="float">
            <text:p><text:s/>812,913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0"/>
          <table:table-cell table:style-name="ce13"/>
          <table:table-cell table:style-name="ce17" office:value-type="float" office:value="148531975.42942" calcext:value-type="float">
            <text:p><text:s/>148,531,975 <text:s/></text:p>
          </table:table-cell>
          <table:table-cell table:style-name="ce22" office:value-type="float" office:value="85751102.4653805" calcext:value-type="float">
            <text:p><text:s/>85,751,102 <text:s/></text:p>
          </table:table-cell>
          <table:table-cell table:style-name="ce22" office:value-type="float" office:value="19542477.6887001" calcext:value-type="float">
            <text:p><text:s/>19,542,478 <text:s/></text:p>
          </table:table-cell>
          <table:table-cell table:style-name="ce22" office:value-type="float" office:value="1303819.86666667" calcext:value-type="float">
            <text:p><text:s/>1,303,820 <text:s/></text:p>
          </table:table-cell>
          <table:table-cell table:style-name="ce22" office:value-type="float" office:value="2666592.88888889" calcext:value-type="float">
            <text:p><text:s/>2,666,593 <text:s/></text:p>
          </table:table-cell>
          <table:table-cell table:style-name="ce22" office:value-type="float" office:value="718271.622140141" calcext:value-type="float">
            <text:p><text:s/>718,272 <text:s/></text:p>
          </table:table-cell>
          <table:table-cell table:style-name="ce22" office:value-type="float" office:value="25488173.092604" calcext:value-type="float">
            <text:p><text:s/>25,488,173 <text:s/></text:p>
          </table:table-cell>
          <table:table-cell table:style-name="ce22" office:value-type="float" office:value="423434.381094085" calcext:value-type="float">
            <text:p><text:s/>423,434 <text:s/></text:p>
          </table:table-cell>
          <table:table-cell table:style-name="ce22" office:value-type="float" office:value="124412434.286905" calcext:value-type="float">
            <text:p><text:s/>124,412,434 <text:s/></text:p>
          </table:table-cell>
          <table:table-cell table:style-name="ce22" office:value-type="float" office:value="112760022.517464" calcext:value-type="float">
            <text:p><text:s/>112,760,023 <text:s/></text:p>
          </table:table-cell>
          <table:table-cell table:style-name="ce27" office:value-type="float" office:value="985691.654504445" calcext:value-type="float">
            <text:p><text:s/>985,692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0"/>
          <table:table-cell table:style-name="ce13"/>
          <table:table-cell table:style-name="ce17" office:value-type="float" office:value="146131626.456278" calcext:value-type="float">
            <text:p><text:s/>146,131,626 <text:s/></text:p>
          </table:table-cell>
          <table:table-cell table:style-name="ce22" office:value-type="float" office:value="86013262.9499222" calcext:value-type="float">
            <text:p><text:s/>86,013,263 <text:s/></text:p>
          </table:table-cell>
          <table:table-cell table:style-name="ce22" office:value-type="float" office:value="18866625.4350424" calcext:value-type="float">
            <text:p><text:s/>18,866,625 <text:s/></text:p>
          </table:table-cell>
          <table:table-cell table:style-name="ce22" office:value-type="float" office:value="1219873.2" calcext:value-type="float">
            <text:p><text:s/>1,219,873 <text:s/></text:p>
          </table:table-cell>
          <table:table-cell table:style-name="ce22" office:value-type="float" office:value="2840277.33333333" calcext:value-type="float">
            <text:p><text:s/>2,840,277 <text:s/></text:p>
          </table:table-cell>
          <table:table-cell table:style-name="ce22" office:value-type="float" office:value="329244.882803931" calcext:value-type="float">
            <text:p><text:s/>329,245 <text:s/></text:p>
          </table:table-cell>
          <table:table-cell table:style-name="ce22" office:value-type="float" office:value="25875527.6683579" calcext:value-type="float">
            <text:p><text:s/>25,875,528 <text:s/></text:p>
          </table:table-cell>
          <table:table-cell table:style-name="ce22" office:value-type="float" office:value="1055073.14221096" calcext:value-type="float">
            <text:p><text:s/>1,055,073 <text:s/></text:p>
          </table:table-cell>
          <table:table-cell table:style-name="ce22" office:value-type="float" office:value="122160632.745631" calcext:value-type="float">
            <text:p><text:s/>122,160,633 <text:s/></text:p>
          </table:table-cell>
          <table:table-cell table:style-name="ce22" office:value-type="float" office:value="113169029.725066" calcext:value-type="float">
            <text:p><text:s/>113,169,030 <text:s/></text:p>
          </table:table-cell>
          <table:table-cell table:style-name="ce27" office:value-type="float" office:value="940138.824042222" calcext:value-type="float">
            <text:p><text:s/>940,139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0"/>
          <table:table-cell table:style-name="ce13"/>
          <table:table-cell table:style-name="ce17" office:value-type="float" office:value="146628435.470846" calcext:value-type="float">
            <text:p><text:s/>146,628,435 <text:s/></text:p>
          </table:table-cell>
          <table:table-cell table:style-name="ce22" office:value-type="float" office:value="86589371.4996207" calcext:value-type="float">
            <text:p><text:s/>86,589,371 <text:s/></text:p>
          </table:table-cell>
          <table:table-cell table:style-name="ce22" office:value-type="float" office:value="19317494.6942709" calcext:value-type="float">
            <text:p><text:s/>19,317,495 <text:s/></text:p>
          </table:table-cell>
          <table:table-cell table:style-name="ce22" office:value-type="float" office:value="1439870.8" calcext:value-type="float">
            <text:p><text:s/>1,439,871 <text:s/></text:p>
          </table:table-cell>
          <table:table-cell table:style-name="ce22" office:value-type="float" office:value="3052665.77777778" calcext:value-type="float">
            <text:p><text:s/>3,052,666 <text:s/></text:p>
          </table:table-cell>
          <table:table-cell table:style-name="ce22" office:value-type="float" office:value="-818069.703518597" calcext:value-type="float">
            <text:p><text:s/>-818,070 <text:s/></text:p>
          </table:table-cell>
          <table:table-cell table:style-name="ce22" office:value-type="float" office:value="25114602.7157735" calcext:value-type="float">
            <text:p><text:s/>25,114,603 <text:s/></text:p>
          </table:table-cell>
          <table:table-cell table:style-name="ce22" office:value-type="float" office:value="719014.385329212" calcext:value-type="float">
            <text:p><text:s/>719,014 <text:s/></text:p>
          </table:table-cell>
          <table:table-cell table:style-name="ce22" office:value-type="float" office:value="124257639.632418" calcext:value-type="float">
            <text:p><text:s/>124,257,640 <text:s/></text:p>
          </table:table-cell>
          <table:table-cell table:style-name="ce22" office:value-type="float" office:value="113959329.483467" calcext:value-type="float">
            <text:p><text:s/>113,959,329 <text:s/></text:p>
          </table:table-cell>
          <table:table-cell table:style-name="ce27" office:value-type="float" office:value="915175.152642222" calcext:value-type="float">
            <text:p><text:s/>915,175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0"/>
          <table:table-cell table:style-name="ce13"/>
          <table:table-cell table:style-name="ce17" office:value-type="float" office:value="146572449.032909" calcext:value-type="float">
            <text:p><text:s/>146,572,449 <text:s/></text:p>
          </table:table-cell>
          <table:table-cell table:style-name="ce22" office:value-type="float" office:value="86038390.7225946" calcext:value-type="float">
            <text:p><text:s/>86,038,391 <text:s/></text:p>
          </table:table-cell>
          <table:table-cell table:style-name="ce22" office:value-type="float" office:value="19238052.5434556" calcext:value-type="float">
            <text:p><text:s/>19,238,053 <text:s/></text:p>
          </table:table-cell>
          <table:table-cell table:style-name="ce22" office:value-type="float" office:value="1345578.4" calcext:value-type="float">
            <text:p><text:s/>1,345,578 <text:s/></text:p>
          </table:table-cell>
          <table:table-cell table:style-name="ce22" office:value-type="float" office:value="3164634.66666667" calcext:value-type="float">
            <text:p><text:s/>3,164,635 <text:s/></text:p>
          </table:table-cell>
          <table:table-cell table:style-name="ce22" office:value-type="float" office:value="-121691.168192484" calcext:value-type="float">
            <text:p><text:s/>-121,691 <text:s/></text:p>
          </table:table-cell>
          <table:table-cell table:style-name="ce22" office:value-type="float" office:value="27580862.4703579" calcext:value-type="float">
            <text:p><text:s/>27,580,862 <text:s/></text:p>
          </table:table-cell>
          <table:table-cell table:style-name="ce22" office:value-type="float" office:value="-28690.2175704688" calcext:value-type="float">
            <text:p><text:s/>-28,690 <text:s/></text:p>
          </table:table-cell>
          <table:table-cell table:style-name="ce22" office:value-type="float" office:value="123573606.351301" calcext:value-type="float">
            <text:p><text:s/>123,573,606 <text:s/></text:p>
          </table:table-cell>
          <table:table-cell table:style-name="ce22" office:value-type="float" office:value="115160570.567823" calcext:value-type="float">
            <text:p><text:s/>115,160,571 <text:s/></text:p>
          </table:table-cell>
          <table:table-cell table:style-name="ce27" office:value-type="float" office:value="942275.83212" calcext:value-type="float">
            <text:p><text:s/>942,276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0"/>
          <table:table-cell table:style-name="ce13"/>
          <table:table-cell table:style-name="ce17" office:value-type="float" office:value="148626910.426541" calcext:value-type="float">
            <text:p><text:s/>148,626,910 <text:s/></text:p>
          </table:table-cell>
          <table:table-cell table:style-name="ce22" office:value-type="float" office:value="87664992.4618917" calcext:value-type="float">
            <text:p><text:s/>87,664,992 <text:s/></text:p>
          </table:table-cell>
          <table:table-cell table:style-name="ce22" office:value-type="float" office:value="20523585.0607225" calcext:value-type="float">
            <text:p><text:s/>20,523,585 <text:s/></text:p>
          </table:table-cell>
          <table:table-cell table:style-name="ce22" office:value-type="float" office:value="1306871.27951111" calcext:value-type="float">
            <text:p><text:s/>1,306,871 <text:s/></text:p>
          </table:table-cell>
          <table:table-cell table:style-name="ce22" office:value-type="float" office:value="3233952.76888889" calcext:value-type="float">
            <text:p><text:s/>3,233,953 <text:s/></text:p>
          </table:table-cell>
          <table:table-cell table:style-name="ce22" office:value-type="float" office:value="-789621.597152467" calcext:value-type="float">
            <text:p><text:s/>-789,622 <text:s/></text:p>
          </table:table-cell>
          <table:table-cell table:style-name="ce22" office:value-type="float" office:value="27560084.6347689" calcext:value-type="float">
            <text:p><text:s/>27,560,085 <text:s/></text:p>
          </table:table-cell>
          <table:table-cell table:style-name="ce22" office:value-type="float" office:value="69054.2364842773" calcext:value-type="float">
            <text:p><text:s/>69,054 <text:s/></text:p>
          </table:table-cell>
          <table:table-cell table:style-name="ce22" office:value-type="float" office:value="127968480.379312" calcext:value-type="float">
            <text:p><text:s/>127,968,480 <text:s/></text:p>
          </table:table-cell>
          <table:table-cell table:style-name="ce22" office:value-type="float" office:value="119898679.501092" calcext:value-type="float">
            <text:p><text:s/>119,898,680 <text:s/></text:p>
          </table:table-cell>
          <table:table-cell table:style-name="ce27" office:value-type="float" office:value="988190.703206667" calcext:value-type="float">
            <text:p><text:s/>988,191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0"/>
          <table:table-cell table:style-name="ce13"/>
          <table:table-cell table:style-name="ce17" office:value-type="float" office:value="148400432.775645" calcext:value-type="float">
            <text:p><text:s/>148,400,433 <text:s/></text:p>
          </table:table-cell>
          <table:table-cell table:style-name="ce22" office:value-type="float" office:value="85009165.4837048" calcext:value-type="float">
            <text:p><text:s/>85,009,165 <text:s/></text:p>
          </table:table-cell>
          <table:table-cell table:style-name="ce22" office:value-type="float" office:value="21799180.8851134" calcext:value-type="float">
            <text:p><text:s/>21,799,181 <text:s/></text:p>
          </table:table-cell>
          <table:table-cell table:style-name="ce22" office:value-type="float" office:value="1444411.34586667" calcext:value-type="float">
            <text:p><text:s/>1,444,411 <text:s/></text:p>
          </table:table-cell>
          <table:table-cell table:style-name="ce22" office:value-type="float" office:value="3342808.576" calcext:value-type="float">
            <text:p><text:s/>3,342,809 <text:s/></text:p>
          </table:table-cell>
          <table:table-cell table:style-name="ce22" office:value-type="float" office:value="474430.813801622" calcext:value-type="float">
            <text:p><text:s/>474,431 <text:s/></text:p>
          </table:table-cell>
          <table:table-cell table:style-name="ce22" office:value-type="float" office:value="27025251.6138399" calcext:value-type="float">
            <text:p><text:s/>27,025,252 <text:s/></text:p>
          </table:table-cell>
          <table:table-cell table:style-name="ce22" office:value-type="float" office:value="733826.733322836" calcext:value-type="float">
            <text:p><text:s/>733,827 <text:s/></text:p>
          </table:table-cell>
          <table:table-cell table:style-name="ce22" office:value-type="float" office:value="126265213.56233" calcext:value-type="float">
            <text:p><text:s/>126,265,214 <text:s/></text:p>
          </table:table-cell>
          <table:table-cell table:style-name="ce22" office:value-type="float" office:value="118626692.211186" calcext:value-type="float">
            <text:p><text:s/>118,626,692 <text:s/></text:p>
          </table:table-cell>
          <table:table-cell table:style-name="ce27" office:value-type="float" office:value="932835.972851111" calcext:value-type="float">
            <text:p><text:s/>932,83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7"/>
          <table:table-cell table:style-name="ce22" table:number-columns-repeated="9"/>
          <table:table-cell table:style-name="ce27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0" office:value-type="string" calcext:value-type="string">
            <text:p><text:s/>1月</text:p>
          </table:table-cell>
          <table:table-cell table:style-name="ce13"/>
          <table:table-cell table:style-name="ce17" office:value-type="float" office:value="11731457.3534392" calcext:value-type="float">
            <text:p><text:s/>11,731,457 <text:s/></text:p>
          </table:table-cell>
          <table:table-cell table:style-name="ce22" office:value-type="float" office:value="6989323.68843647" calcext:value-type="float">
            <text:p><text:s/>6,989,324 <text:s/></text:p>
          </table:table-cell>
          <table:table-cell table:style-name="ce22" office:value-type="float" office:value="1903025.32710498" calcext:value-type="float">
            <text:p><text:s/>1,903,025 <text:s/></text:p>
          </table:table-cell>
          <table:table-cell table:style-name="ce22" office:value-type="float" office:value="100421.0264" calcext:value-type="float">
            <text:p><text:s/>100,421 <text:s/></text:p>
          </table:table-cell>
          <table:table-cell table:style-name="ce22" office:value-type="float" office:value="294202.472" calcext:value-type="float">
            <text:p><text:s/>294,202 <text:s/></text:p>
          </table:table-cell>
          <table:table-cell table:style-name="ce22" office:value-type="float" office:value="1791089.57004601" calcext:value-type="float">
            <text:p><text:s/>1,791,090 <text:s/></text:p>
          </table:table-cell>
          <table:table-cell table:style-name="ce22" office:value-type="float" office:value="2157826.98616447" calcext:value-type="float">
            <text:p><text:s/>2,157,827 <text:s/></text:p>
          </table:table-cell>
          <table:table-cell table:style-name="ce22" office:value-type="float" office:value="-1868276.71787275" calcext:value-type="float">
            <text:p><text:s/>-1,868,277 <text:s/></text:p>
          </table:table-cell>
          <table:table-cell table:style-name="ce22" office:value-type="float" office:value="10274128.076583" calcext:value-type="float">
            <text:p><text:s/>10,274,128 <text:s/></text:p>
          </table:table-cell>
          <table:table-cell table:style-name="ce22" office:value-type="float" office:value="9982039.43277438" calcext:value-type="float">
            <text:p><text:s/>9,982,039 <text:s/></text:p>
          </table:table-cell>
          <table:table-cell table:style-name="ce27" office:value-type="float" office:value="71756.3573513333" calcext:value-type="float">
            <text:p><text:s/>71,75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2月</text:p>
          </table:table-cell>
          <table:table-cell table:style-name="ce13"/>
          <table:table-cell table:style-name="ce17" office:value-type="float" office:value="11819347.3870401" calcext:value-type="float">
            <text:p><text:s/>11,819,347 <text:s/></text:p>
          </table:table-cell>
          <table:table-cell table:style-name="ce22" office:value-type="float" office:value="6645147.33389487" calcext:value-type="float">
            <text:p><text:s/>6,645,147 <text:s/></text:p>
          </table:table-cell>
          <table:table-cell table:style-name="ce22" office:value-type="float" office:value="1554577.72261392" calcext:value-type="float">
            <text:p><text:s/>1,554,578 <text:s/></text:p>
          </table:table-cell>
          <table:table-cell table:style-name="ce22" office:value-type="float" office:value="94462.2166666667" calcext:value-type="float">
            <text:p><text:s/>94,462 <text:s/></text:p>
          </table:table-cell>
          <table:table-cell table:style-name="ce22" office:value-type="float" office:value="217246.775111111" calcext:value-type="float">
            <text:p><text:s/>217,247 <text:s/></text:p>
          </table:table-cell>
          <table:table-cell table:style-name="ce22" office:value-type="float" office:value="523303.670520032" calcext:value-type="float">
            <text:p><text:s/>523,304 <text:s/></text:p>
          </table:table-cell>
          <table:table-cell table:style-name="ce22" office:value-type="float" office:value="2361123.73322008" calcext:value-type="float">
            <text:p><text:s/>2,361,124 <text:s/></text:p>
          </table:table-cell>
          <table:table-cell table:style-name="ce22" office:value-type="float" office:value="105659.841787635" calcext:value-type="float">
            <text:p><text:s/>105,660 <text:s/></text:p>
          </table:table-cell>
          <table:table-cell table:style-name="ce22" office:value-type="float" office:value="9425959.12750289" calcext:value-type="float">
            <text:p><text:s/>9,425,959 <text:s/></text:p>
          </table:table-cell>
          <table:table-cell table:style-name="ce22" office:value-type="float" office:value="9148029.3690488" calcext:value-type="float">
            <text:p><text:s/>9,148,029 <text:s/></text:p>
          </table:table-cell>
          <table:table-cell table:style-name="ce27" office:value-type="float" office:value="39896.3347716667" calcext:value-type="float">
            <text:p><text:s/>39,89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3月</text:p>
          </table:table-cell>
          <table:table-cell table:style-name="ce13"/>
          <table:table-cell table:style-name="ce17" office:value-type="float" office:value="11052075.93959" calcext:value-type="float">
            <text:p><text:s/>11,052,076 <text:s/></text:p>
          </table:table-cell>
          <table:table-cell table:style-name="ce22" office:value-type="float" office:value="6764046.57394698" calcext:value-type="float">
            <text:p><text:s/>6,764,047 <text:s/></text:p>
          </table:table-cell>
          <table:table-cell table:style-name="ce22" office:value-type="float" office:value="1463478.0032866" calcext:value-type="float">
            <text:p><text:s/>1,463,478 <text:s/></text:p>
          </table:table-cell>
          <table:table-cell table:style-name="ce22" office:value-type="float" office:value="112558.935333333" calcext:value-type="float">
            <text:p><text:s/>112,559 <text:s/></text:p>
          </table:table-cell>
          <table:table-cell table:style-name="ce22" office:value-type="float" office:value="151163.882666667" calcext:value-type="float">
            <text:p><text:s/>151,164 <text:s/></text:p>
          </table:table-cell>
          <table:table-cell table:style-name="ce22" office:value-type="float" office:value="-136998.453883537" calcext:value-type="float">
            <text:p><text:s/>-136,998 <text:s/></text:p>
          </table:table-cell>
          <table:table-cell table:style-name="ce22" office:value-type="float" office:value="2538479.06449591" calcext:value-type="float">
            <text:p><text:s/>2,538,479 <text:s/></text:p>
          </table:table-cell>
          <table:table-cell table:style-name="ce22" office:value-type="float" office:value="-209287.565848087" calcext:value-type="float">
            <text:p><text:s/>-209,288 <text:s/></text:p>
          </table:table-cell>
          <table:table-cell table:style-name="ce22" office:value-type="float" office:value="9907799.49066899" calcext:value-type="float">
            <text:p><text:s/>9,907,799 <text:s/></text:p>
          </table:table-cell>
          <table:table-cell table:style-name="ce22" office:value-type="float" office:value="9629318.41609496" calcext:value-type="float">
            <text:p><text:s/>9,629,318 <text:s/></text:p>
          </table:table-cell>
          <table:table-cell table:style-name="ce27" office:value-type="float" office:value="90154.4250181111" calcext:value-type="float">
            <text:p><text:s/>90,154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4月</text:p>
          </table:table-cell>
          <table:table-cell table:style-name="ce13"/>
          <table:table-cell table:style-name="ce17" office:value-type="float" office:value="11591987.361967" calcext:value-type="float">
            <text:p><text:s/>11,591,987 <text:s/></text:p>
          </table:table-cell>
          <table:table-cell table:style-name="ce22" office:value-type="float" office:value="6811283.26217932" calcext:value-type="float">
            <text:p><text:s/>6,811,283 <text:s/></text:p>
          </table:table-cell>
          <table:table-cell table:style-name="ce22" office:value-type="float" office:value="1117885.88449167" calcext:value-type="float">
            <text:p><text:s/>1,117,886 <text:s/></text:p>
          </table:table-cell>
          <table:table-cell table:style-name="ce22" office:value-type="float" office:value="106363.5288" calcext:value-type="float">
            <text:p><text:s/>106,364 <text:s/></text:p>
          </table:table-cell>
          <table:table-cell table:style-name="ce22" office:value-type="float" office:value="103266.469333333" calcext:value-type="float">
            <text:p><text:s/>103,266 <text:s/></text:p>
          </table:table-cell>
          <table:table-cell table:style-name="ce22" office:value-type="float" office:value="576643.070279211" calcext:value-type="float">
            <text:p><text:s/>576,643 <text:s/></text:p>
          </table:table-cell>
          <table:table-cell table:style-name="ce22" office:value-type="float" office:value="2307686.70389224" calcext:value-type="float">
            <text:p><text:s/>2,307,687 <text:s/></text:p>
          </table:table-cell>
          <table:table-cell table:style-name="ce22" office:value-type="float" office:value="301692.235077115" calcext:value-type="float">
            <text:p><text:s/>301,692 <text:s/></text:p>
          </table:table-cell>
          <table:table-cell table:style-name="ce22" office:value-type="float" office:value="9103308.97627343" calcext:value-type="float">
            <text:p><text:s/>9,103,309 <text:s/></text:p>
          </table:table-cell>
          <table:table-cell table:style-name="ce22" office:value-type="float" office:value="8902044.75741281" calcext:value-type="float">
            <text:p><text:s/>8,902,045 <text:s/></text:p>
          </table:table-cell>
          <table:table-cell table:style-name="ce27" office:value-type="float" office:value="65901.9890534444" calcext:value-type="float">
            <text:p><text:s/>65,90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5月</text:p>
          </table:table-cell>
          <table:table-cell table:style-name="ce13"/>
          <table:table-cell table:style-name="ce17" office:value-type="float" office:value="12075553.3047515" calcext:value-type="float">
            <text:p><text:s/>12,075,553 <text:s/></text:p>
          </table:table-cell>
          <table:table-cell table:style-name="ce22" office:value-type="float" office:value="7137856.00210983" calcext:value-type="float">
            <text:p><text:s/>7,137,856 <text:s/></text:p>
          </table:table-cell>
          <table:table-cell table:style-name="ce22" office:value-type="float" office:value="1331154.61683458" calcext:value-type="float">
            <text:p><text:s/>1,331,155 <text:s/></text:p>
          </table:table-cell>
          <table:table-cell table:style-name="ce22" office:value-type="float" office:value="91653.4794666667" calcext:value-type="float">
            <text:p><text:s/>91,653 <text:s/></text:p>
          </table:table-cell>
          <table:table-cell table:style-name="ce22" office:value-type="float" office:value="139819.818666667" calcext:value-type="float">
            <text:p><text:s/>139,820 <text:s/></text:p>
          </table:table-cell>
          <table:table-cell table:style-name="ce22" office:value-type="float" office:value="72979.0861545823" calcext:value-type="float">
            <text:p><text:s/>72,979 <text:s/></text:p>
          </table:table-cell>
          <table:table-cell table:style-name="ce22" office:value-type="float" office:value="2471379.30021333" calcext:value-type="float">
            <text:p><text:s/>2,471,379 <text:s/></text:p>
          </table:table-cell>
          <table:table-cell table:style-name="ce22" office:value-type="float" office:value="172064.732776148" calcext:value-type="float">
            <text:p><text:s/>172,065 <text:s/></text:p>
          </table:table-cell>
          <table:table-cell table:style-name="ce22" office:value-type="float" office:value="10168589.9012465" calcext:value-type="float">
            <text:p><text:s/>10,168,590 <text:s/></text:p>
          </table:table-cell>
          <table:table-cell table:style-name="ce22" office:value-type="float" office:value="9706756.43281866" calcext:value-type="float">
            <text:p><text:s/>9,706,756 <text:s/></text:p>
          </table:table-cell>
          <table:table-cell table:style-name="ce27" office:value-type="float" office:value="196812.800101889" calcext:value-type="float">
            <text:p><text:s/>196,81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6月</text:p>
          </table:table-cell>
          <table:table-cell table:style-name="ce13"/>
          <table:table-cell table:style-name="ce17" office:value-type="float" office:value="12307903.4213853" calcext:value-type="float">
            <text:p><text:s/>12,307,903 <text:s/></text:p>
          </table:table-cell>
          <table:table-cell table:style-name="ce22" office:value-type="float" office:value="7102588.54831574" calcext:value-type="float">
            <text:p><text:s/>7,102,589 <text:s/></text:p>
          </table:table-cell>
          <table:table-cell table:style-name="ce22" office:value-type="float" office:value="1345399.89171296" calcext:value-type="float">
            <text:p><text:s/>1,345,400 <text:s/></text:p>
          </table:table-cell>
          <table:table-cell table:style-name="ce22" office:value-type="float" office:value="94866.9746666667" calcext:value-type="float">
            <text:p><text:s/>94,867 <text:s/></text:p>
          </table:table-cell>
          <table:table-cell table:style-name="ce22" office:value-type="float" office:value="147509.547555556" calcext:value-type="float">
            <text:p><text:s/>147,510 <text:s/></text:p>
          </table:table-cell>
          <table:table-cell table:style-name="ce22" office:value-type="float" office:value="454374.098507906" calcext:value-type="float">
            <text:p><text:s/>454,374 <text:s/></text:p>
          </table:table-cell>
          <table:table-cell table:style-name="ce22" office:value-type="float" office:value="2399015.24633765" calcext:value-type="float">
            <text:p><text:s/>2,399,015 <text:s/></text:p>
          </table:table-cell>
          <table:table-cell table:style-name="ce22" office:value-type="float" office:value="-126354.600824849" calcext:value-type="float">
            <text:p><text:s/>-126,355 <text:s/></text:p>
          </table:table-cell>
          <table:table-cell table:style-name="ce22" office:value-type="float" office:value="10315932.4107985" calcext:value-type="float">
            <text:p><text:s/>10,315,932 <text:s/></text:p>
          </table:table-cell>
          <table:table-cell table:style-name="ce22" office:value-type="float" office:value="9658925.20348709" calcext:value-type="float">
            <text:p><text:s/>9,658,925 <text:s/></text:p>
          </table:table-cell>
          <table:table-cell table:style-name="ce27" office:value-type="float" office:value="233496.507802333" calcext:value-type="float">
            <text:p><text:s/>233,497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7月</text:p>
          </table:table-cell>
          <table:table-cell table:style-name="ce13"/>
          <table:table-cell table:style-name="ce17" office:value-type="float" office:value="11779123.6884498" calcext:value-type="float">
            <text:p><text:s/>11,779,124 <text:s/></text:p>
          </table:table-cell>
          <table:table-cell table:style-name="ce22" office:value-type="float" office:value="7467686.1990354" calcext:value-type="float">
            <text:p><text:s/>7,467,686 <text:s/></text:p>
          </table:table-cell>
          <table:table-cell table:style-name="ce22" office:value-type="float" office:value="1018646.4293752" calcext:value-type="float">
            <text:p><text:s/>1,018,646 <text:s/></text:p>
          </table:table-cell>
          <table:table-cell table:style-name="ce22" office:value-type="float" office:value="98791.2104" calcext:value-type="float">
            <text:p><text:s/>98,791 <text:s/></text:p>
          </table:table-cell>
          <table:table-cell table:style-name="ce22" office:value-type="float" office:value="159365.219555556" calcext:value-type="float">
            <text:p><text:s/>159,365 <text:s/></text:p>
          </table:table-cell>
          <table:table-cell table:style-name="ce22" office:value-type="float" office:value="-464843.415778332" calcext:value-type="float">
            <text:p><text:s/>-464,843 <text:s/></text:p>
          </table:table-cell>
          <table:table-cell table:style-name="ce22" office:value-type="float" office:value="2658620.87537408" calcext:value-type="float">
            <text:p><text:s/>2,658,621 <text:s/></text:p>
          </table:table-cell>
          <table:table-cell table:style-name="ce22" office:value-type="float" office:value="47961.5854701039" calcext:value-type="float">
            <text:p><text:s/>47,962 <text:s/></text:p>
          </table:table-cell>
          <table:table-cell table:style-name="ce22" office:value-type="float" office:value="10283331.513287" calcext:value-type="float">
            <text:p><text:s/>10,283,332 <text:s/></text:p>
          </table:table-cell>
          <table:table-cell table:style-name="ce22" office:value-type="float" office:value="9663128.98451151" calcext:value-type="float">
            <text:p><text:s/>9,663,129 <text:s/></text:p>
          </table:table-cell>
          <table:table-cell table:style-name="ce27" office:value-type="float" office:value="172693.056242222" calcext:value-type="float">
            <text:p><text:s/>172,69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8月</text:p>
          </table:table-cell>
          <table:table-cell table:style-name="ce13"/>
          <table:table-cell table:style-name="ce17" office:value-type="float" office:value="11339365.3524794" calcext:value-type="float">
            <text:p><text:s/>11,339,365 <text:s/></text:p>
          </table:table-cell>
          <table:table-cell table:style-name="ce22" office:value-type="float" office:value="7106284.6619667" calcext:value-type="float">
            <text:p><text:s/>7,106,285 <text:s/></text:p>
          </table:table-cell>
          <table:table-cell table:style-name="ce22" office:value-type="float" office:value="938140.259910336" calcext:value-type="float">
            <text:p><text:s/>938,140 <text:s/></text:p>
          </table:table-cell>
          <table:table-cell table:style-name="ce22" office:value-type="float" office:value="129943.7984" calcext:value-type="float">
            <text:p><text:s/>129,944 <text:s/></text:p>
          </table:table-cell>
          <table:table-cell table:style-name="ce22" office:value-type="float" office:value="167791.860444444" calcext:value-type="float">
            <text:p><text:s/>167,792 <text:s/></text:p>
          </table:table-cell>
          <table:table-cell table:style-name="ce22" office:value-type="float" office:value="-215542.460932471" calcext:value-type="float">
            <text:p><text:s/>-215,542 <text:s/></text:p>
          </table:table-cell>
          <table:table-cell table:style-name="ce22" office:value-type="float" office:value="2560023.50422925" calcext:value-type="float">
            <text:p><text:s/>2,560,024 <text:s/></text:p>
          </table:table-cell>
          <table:table-cell table:style-name="ce22" office:value-type="float" office:value="-77550.4170658065" calcext:value-type="float">
            <text:p><text:s/>-77,550 <text:s/></text:p>
          </table:table-cell>
          <table:table-cell table:style-name="ce22" office:value-type="float" office:value="9887454.89983715" calcext:value-type="float">
            <text:p><text:s/>9,887,455 <text:s/></text:p>
          </table:table-cell>
          <table:table-cell table:style-name="ce22" office:value-type="float" office:value="9269561.07893443" calcext:value-type="float">
            <text:p><text:s/>9,269,561 <text:s/></text:p>
          </table:table-cell>
          <table:table-cell table:style-name="ce27" office:value-type="float" office:value="112380.324624222" calcext:value-type="float">
            <text:p><text:s/>112,380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9月</text:p>
          </table:table-cell>
          <table:table-cell table:style-name="ce13"/>
          <table:table-cell table:style-name="ce17" office:value-type="float" office:value="11722775.2865757" calcext:value-type="float">
            <text:p><text:s/>11,722,775 <text:s/></text:p>
          </table:table-cell>
          <table:table-cell table:style-name="ce22" office:value-type="float" office:value="6994320.63295703" calcext:value-type="float">
            <text:p><text:s/>6,994,321 <text:s/></text:p>
          </table:table-cell>
          <table:table-cell table:style-name="ce22" office:value-type="float" office:value="919094.213091112" calcext:value-type="float">
            <text:p><text:s/>919,094 <text:s/></text:p>
          </table:table-cell>
          <table:table-cell table:style-name="ce22" office:value-type="float" office:value="125570.898133333" calcext:value-type="float">
            <text:p><text:s/>125,571 <text:s/></text:p>
          </table:table-cell>
          <table:table-cell table:style-name="ce22" office:value-type="float" office:value="165114.604444444" calcext:value-type="float">
            <text:p><text:s/>165,115 <text:s/></text:p>
          </table:table-cell>
          <table:table-cell table:style-name="ce22" office:value-type="float" office:value="175598.343523568" calcext:value-type="float">
            <text:p><text:s/>175,598 <text:s/></text:p>
          </table:table-cell>
          <table:table-cell table:style-name="ce22" office:value-type="float" office:value="2457195.96213487" calcext:value-type="float">
            <text:p><text:s/>2,457,196 <text:s/></text:p>
          </table:table-cell>
          <table:table-cell table:style-name="ce22" office:value-type="float" office:value="123002.157721429" calcext:value-type="float">
            <text:p><text:s/>123,002 <text:s/></text:p>
          </table:table-cell>
          <table:table-cell table:style-name="ce22" office:value-type="float" office:value="10187511.8954041" calcext:value-type="float">
            <text:p><text:s/>10,187,512 <text:s/></text:p>
          </table:table-cell>
          <table:table-cell table:style-name="ce22" office:value-type="float" office:value="9395014.46963674" calcext:value-type="float">
            <text:p><text:s/>9,395,014 <text:s/></text:p>
          </table:table-cell>
          <table:table-cell table:style-name="ce27" office:value-type="float" office:value="-29618.9511974444" calcext:value-type="float">
            <text:p><text:s/>-29,619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10月</text:p>
          </table:table-cell>
          <table:table-cell table:style-name="ce13"/>
          <table:table-cell table:style-name="ce17" office:value-type="float" office:value="10592218.4009547" calcext:value-type="float">
            <text:p><text:s/>10,592,218 <text:s/></text:p>
          </table:table-cell>
          <table:table-cell table:style-name="ce22" office:value-type="float" office:value="7428564.37324735" calcext:value-type="float">
            <text:p><text:s/>7,428,564 <text:s/></text:p>
          </table:table-cell>
          <table:table-cell table:style-name="ce22" office:value-type="float" office:value="773643.583717934" calcext:value-type="float">
            <text:p><text:s/>773,644 <text:s/></text:p>
          </table:table-cell>
          <table:table-cell table:style-name="ce22" office:value-type="float" office:value="114530.4064" calcext:value-type="float">
            <text:p><text:s/>114,530 <text:s/></text:p>
          </table:table-cell>
          <table:table-cell table:style-name="ce22" office:value-type="float" office:value="174679.021333333" calcext:value-type="float">
            <text:p><text:s/>174,679 <text:s/></text:p>
          </table:table-cell>
          <table:table-cell table:style-name="ce22" office:value-type="float" office:value="-480123.43510992" calcext:value-type="float">
            <text:p><text:s/>-480,123 <text:s/></text:p>
          </table:table-cell>
          <table:table-cell table:style-name="ce22" office:value-type="float" office:value="2460766.74925178" calcext:value-type="float">
            <text:p><text:s/>2,460,767 <text:s/></text:p>
          </table:table-cell>
          <table:table-cell table:style-name="ce22" office:value-type="float" office:value="59687.3679092143" calcext:value-type="float">
            <text:p><text:s/>59,687 <text:s/></text:p>
          </table:table-cell>
          <table:table-cell table:style-name="ce22" office:value-type="float" office:value="9137420.55067701" calcext:value-type="float">
            <text:p><text:s/>9,137,421 <text:s/></text:p>
          </table:table-cell>
          <table:table-cell table:style-name="ce22" office:value-type="float" office:value="9041115.13706142" calcext:value-type="float">
            <text:p><text:s/>9,041,115 <text:s/></text:p>
          </table:table-cell>
          <table:table-cell table:style-name="ce27" office:value-type="float" office:value="-35835.0794105556" calcext:value-type="float">
            <text:p><text:s/>-35,835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11月</text:p>
          </table:table-cell>
          <table:table-cell table:style-name="ce13"/>
          <table:table-cell table:style-name="ce17" office:value-type="float" office:value="11760627.9315377" calcext:value-type="float">
            <text:p><text:s/>11,760,628 <text:s/></text:p>
          </table:table-cell>
          <table:table-cell table:style-name="ce22" office:value-type="float" office:value="7476869.19920146" calcext:value-type="float">
            <text:p><text:s/>7,476,869 <text:s/></text:p>
          </table:table-cell>
          <table:table-cell table:style-name="ce22" office:value-type="float" office:value="965292.976845725" calcext:value-type="float">
            <text:p><text:s/>965,293 <text:s/></text:p>
          </table:table-cell>
          <table:table-cell table:style-name="ce22" office:value-type="float" office:value="121998.3692" calcext:value-type="float">
            <text:p><text:s/>121,998 <text:s/></text:p>
          </table:table-cell>
          <table:table-cell table:style-name="ce22" office:value-type="float" office:value="176027.702222222" calcext:value-type="float">
            <text:p><text:s/>176,028 <text:s/></text:p>
          </table:table-cell>
          <table:table-cell table:style-name="ce22" office:value-type="float" office:value="207248.266541738" calcext:value-type="float">
            <text:p><text:s/>207,248 <text:s/></text:p>
          </table:table-cell>
          <table:table-cell table:style-name="ce22" office:value-type="float" office:value="2546129.98633675" calcext:value-type="float">
            <text:p><text:s/>2,546,130 <text:s/></text:p>
          </table:table-cell>
          <table:table-cell table:style-name="ce22" office:value-type="float" office:value="333977.451423678" calcext:value-type="float">
            <text:p><text:s/>333,977 <text:s/></text:p>
          </table:table-cell>
          <table:table-cell table:style-name="ce22" office:value-type="float" office:value="9209335.16562153" calcext:value-type="float">
            <text:p><text:s/>9,209,335 <text:s/></text:p>
          </table:table-cell>
          <table:table-cell table:style-name="ce22" office:value-type="float" office:value="9270364.17389372" calcext:value-type="float">
            <text:p><text:s/>9,270,364 <text:s/></text:p>
          </table:table-cell>
          <table:table-cell table:style-name="ce27" office:value-type="float" office:value="-5887.01196166667" calcext:value-type="float">
            <text:p><text:s/>-5,887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1 - 11月</text:p>
          </table:table-cell>
          <table:table-cell table:style-name="ce13"/>
          <table:table-cell table:style-name="ce17" office:value-type="float" office:value="127772435.42817" calcext:value-type="float">
            <text:p><text:s/>127,772,435 <text:s/></text:p>
          </table:table-cell>
          <table:table-cell table:style-name="ce22" office:value-type="float" office:value="77923970.4752911" calcext:value-type="float">
            <text:p><text:s/>77,923,970 <text:s/></text:p>
          </table:table-cell>
          <table:table-cell table:style-name="ce22" office:value-type="float" office:value="13330338.908985" calcext:value-type="float">
            <text:p><text:s/>13,330,339 <text:s/></text:p>
          </table:table-cell>
          <table:table-cell table:style-name="ce22" office:value-type="float" office:value="1191160.84386667" calcext:value-type="float">
            <text:p><text:s/>1,191,161 <text:s/></text:p>
          </table:table-cell>
          <table:table-cell table:style-name="ce22" office:value-type="float" office:value="1896187.37333333" calcext:value-type="float">
            <text:p><text:s/>1,896,187 <text:s/></text:p>
          </table:table-cell>
          <table:table-cell table:style-name="ce22" office:value-type="float" office:value="2503728.33986879" calcext:value-type="float">
            <text:p><text:s/>2,503,728 <text:s/></text:p>
          </table:table-cell>
          <table:table-cell table:style-name="ce22" office:value-type="float" office:value="26918248.1116504" calcext:value-type="float">
            <text:p><text:s/>26,918,248 <text:s/></text:p>
          </table:table-cell>
          <table:table-cell table:style-name="ce22" office:value-type="float" office:value="-1137423.92944617" calcext:value-type="float">
            <text:p><text:s/>-1,137,424 <text:s/></text:p>
          </table:table-cell>
          <table:table-cell table:style-name="ce22" office:value-type="float" office:value="107900772.0079" calcext:value-type="float">
            <text:p><text:s/>107,900,772 <text:s/></text:p>
          </table:table-cell>
          <table:table-cell table:style-name="ce22" office:value-type="float" office:value="103666297.455675" calcext:value-type="float">
            <text:p><text:s/>103,666,297 <text:s/></text:p>
          </table:table-cell>
          <table:table-cell table:style-name="ce27" office:value-type="float" office:value="911750.752395556" calcext:value-type="float">
            <text:p><text:s/>911,75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12月</text:p>
          </table:table-cell>
          <table:table-cell table:style-name="ce13"/>
          <table:table-cell table:style-name="ce17" office:value-type="float" office:value="10708137.2959374" calcext:value-type="float">
            <text:p><text:s/>10,708,137 <text:s/></text:p>
          </table:table-cell>
          <table:table-cell table:style-name="ce22" office:value-type="float" office:value="7476114.36345869" calcext:value-type="float">
            <text:p><text:s/>7,476,114 <text:s/></text:p>
          </table:table-cell>
          <table:table-cell table:style-name="ce22" office:value-type="float" office:value="1181057.73332222" calcext:value-type="float">
            <text:p><text:s/>1,181,058 <text:s/></text:p>
          </table:table-cell>
          <table:table-cell table:style-name="ce22" office:value-type="float" office:value="137252.063333333" calcext:value-type="float">
            <text:p><text:s/>137,252 <text:s/></text:p>
          </table:table-cell>
          <table:table-cell table:style-name="ce22" office:value-type="float" office:value="178075.644444444" calcext:value-type="float">
            <text:p><text:s/>178,076 <text:s/></text:p>
          </table:table-cell>
          <table:table-cell table:style-name="ce22" office:value-type="float" office:value="-786751.523306229" calcext:value-type="float">
            <text:p><text:s/>-786,752 <text:s/></text:p>
          </table:table-cell>
          <table:table-cell table:style-name="ce22" office:value-type="float" office:value="2766572.43161556" calcext:value-type="float">
            <text:p><text:s/>2,766,572 <text:s/></text:p>
          </table:table-cell>
          <table:table-cell table:style-name="ce22" office:value-type="float" office:value="-55495.396480702" calcext:value-type="float">
            <text:p><text:s/>-55,495 <text:s/></text:p>
          </table:table-cell>
          <table:table-cell table:style-name="ce22" office:value-type="float" office:value="8982481.68968168" calcext:value-type="float">
            <text:p><text:s/>8,982,482 <text:s/></text:p>
          </table:table-cell>
          <table:table-cell table:style-name="ce22" office:value-type="float" office:value="9256563.10340407" calcext:value-type="float">
            <text:p><text:s/>9,256,563 <text:s/></text:p>
          </table:table-cell>
          <table:table-cell table:style-name="ce27" office:value-type="float" office:value="85393.3932724445" calcext:value-type="float">
            <text:p><text:s/>85,39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1 - 12月</text:p>
          </table:table-cell>
          <table:table-cell table:style-name="ce13"/>
          <table:table-cell table:style-name="ce17" office:value-type="float" office:value="138480572.724108" calcext:value-type="float">
            <text:p><text:s/>138,480,573 <text:s/></text:p>
          </table:table-cell>
          <table:table-cell table:style-name="ce22" office:value-type="float" office:value="85400084.8387498" calcext:value-type="float">
            <text:p><text:s/>85,400,085 <text:s/></text:p>
          </table:table-cell>
          <table:table-cell table:style-name="ce22" office:value-type="float" office:value="14511396.6423073" calcext:value-type="float">
            <text:p><text:s/>14,511,397 <text:s/></text:p>
          </table:table-cell>
          <table:table-cell table:style-name="ce22" office:value-type="float" office:value="1328412.9072" calcext:value-type="float">
            <text:p><text:s/>1,328,413 <text:s/></text:p>
          </table:table-cell>
          <table:table-cell table:style-name="ce22" office:value-type="float" office:value="2074263.01777778" calcext:value-type="float">
            <text:p><text:s/>2,074,263 <text:s/></text:p>
          </table:table-cell>
          <table:table-cell table:style-name="ce22" office:value-type="float" office:value="1716976.81656256" calcext:value-type="float">
            <text:p><text:s/>1,716,977 <text:s/></text:p>
          </table:table-cell>
          <table:table-cell table:style-name="ce22" office:value-type="float" office:value="29684820.543266" calcext:value-type="float">
            <text:p><text:s/>29,684,821 <text:s/></text:p>
          </table:table-cell>
          <table:table-cell table:style-name="ce22" office:value-type="float" office:value="-1192919.32592687" calcext:value-type="float">
            <text:p><text:s/>-1,192,919 <text:s/></text:p>
          </table:table-cell>
          <table:table-cell table:style-name="ce22" office:value-type="float" office:value="116883253.697582" calcext:value-type="float">
            <text:p><text:s/>116,883,254 <text:s/></text:p>
          </table:table-cell>
          <table:table-cell table:style-name="ce22" office:value-type="float" office:value="112922860.559079" calcext:value-type="float">
            <text:p><text:s/>112,922,861 <text:s/></text:p>
          </table:table-cell>
          <table:table-cell table:style-name="ce27" office:value-type="float" office:value="997144.145668" calcext:value-type="float">
            <text:p><text:s/>997,144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7"/>
          <table:table-cell table:style-name="ce22" table:number-columns-repeated="9"/>
          <table:table-cell table:style-name="ce27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0" office:value-type="string" calcext:value-type="string">
            <text:p><text:s/>1月</text:p>
          </table:table-cell>
          <table:table-cell table:style-name="ce13"/>
          <table:table-cell table:style-name="ce17" office:value-type="float" office:value="11473857.2681799" calcext:value-type="float">
            <text:p><text:s/>11,473,857 <text:s/></text:p>
          </table:table-cell>
          <table:table-cell table:style-name="ce22" office:value-type="float" office:value="7549861.08552381" calcext:value-type="float">
            <text:p><text:s/>7,549,861 <text:s/></text:p>
          </table:table-cell>
          <table:table-cell table:style-name="ce22" office:value-type="float" office:value="916248.143900025" calcext:value-type="float">
            <text:p><text:s/>916,248 <text:s/></text:p>
          </table:table-cell>
          <table:table-cell table:style-name="ce22" office:value-type="float" office:value="140308.340933333" calcext:value-type="float">
            <text:p><text:s/>140,308 <text:s/></text:p>
          </table:table-cell>
          <table:table-cell table:style-name="ce22" office:value-type="float" office:value="157466.771555556" calcext:value-type="float">
            <text:p><text:s/>157,467 <text:s/></text:p>
          </table:table-cell>
          <table:table-cell table:style-name="ce22" office:value-type="float" office:value="285586.886422872" calcext:value-type="float">
            <text:p><text:s/>285,587 <text:s/></text:p>
          </table:table-cell>
          <table:table-cell table:style-name="ce22" office:value-type="float" office:value="2556950.87677075" calcext:value-type="float">
            <text:p><text:s/>2,556,951 <text:s/></text:p>
          </table:table-cell>
          <table:table-cell table:style-name="ce22" office:value-type="float" office:value="-230786.059637897" calcext:value-type="float">
            <text:p><text:s/>-230,786 <text:s/></text:p>
          </table:table-cell>
          <table:table-cell table:style-name="ce22" office:value-type="float" office:value="9229675.47624597" calcext:value-type="float">
            <text:p><text:s/>9,229,675 <text:s/></text:p>
          </table:table-cell>
          <table:table-cell table:style-name="ce22" office:value-type="float" office:value="9224094.10750955" calcext:value-type="float">
            <text:p><text:s/>9,224,094 <text:s/></text:p>
          </table:table-cell>
          <table:table-cell table:style-name="ce27" office:value-type="float" office:value="92639.853975" calcext:value-type="float">
            <text:p><text:s/>92,640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2月</text:p>
          </table:table-cell>
          <table:table-cell table:style-name="ce13"/>
          <table:table-cell table:style-name="ce17" office:value-type="float" office:value="9850401.06374822" calcext:value-type="float">
            <text:p><text:s/>9,850,401 <text:s/></text:p>
          </table:table-cell>
          <table:table-cell table:style-name="ce22" office:value-type="float" office:value="6822739.85438655" calcext:value-type="float">
            <text:p><text:s/>6,822,740 <text:s/></text:p>
          </table:table-cell>
          <table:table-cell table:style-name="ce22" office:value-type="float" office:value="1053081.23763645" calcext:value-type="float">
            <text:p><text:s/>1,053,081 <text:s/></text:p>
          </table:table-cell>
          <table:table-cell table:style-name="ce22" office:value-type="float" office:value="130837.878" calcext:value-type="float">
            <text:p><text:s/>130,838 <text:s/></text:p>
          </table:table-cell>
          <table:table-cell table:style-name="ce22" office:value-type="float" office:value="142019.626666667" calcext:value-type="float">
            <text:p><text:s/>142,020 <text:s/></text:p>
          </table:table-cell>
          <table:table-cell table:style-name="ce22" office:value-type="float" office:value="-386651.116468221" calcext:value-type="float">
            <text:p><text:s/>-386,651 <text:s/></text:p>
          </table:table-cell>
          <table:table-cell table:style-name="ce22" office:value-type="float" office:value="2045498.10561158" calcext:value-type="float">
            <text:p><text:s/>2,045,498 <text:s/></text:p>
          </table:table-cell>
          <table:table-cell table:style-name="ce22" office:value-type="float" office:value="-2802.70241795449" calcext:value-type="float">
            <text:p><text:s/>-2,803 <text:s/></text:p>
          </table:table-cell>
          <table:table-cell table:style-name="ce22" office:value-type="float" office:value="8298171.53845403" calcext:value-type="float">
            <text:p><text:s/>8,298,172 <text:s/></text:p>
          </table:table-cell>
          <table:table-cell table:style-name="ce22" office:value-type="float" office:value="8226302.59653977" calcext:value-type="float">
            <text:p><text:s/>8,226,303 <text:s/></text:p>
          </table:table-cell>
          <table:table-cell table:style-name="ce27" office:value-type="float" office:value="-26190.7615811111" calcext:value-type="float">
            <text:p><text:s/>-26,19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3月</text:p>
          </table:table-cell>
          <table:table-cell table:style-name="ce13"/>
          <table:table-cell table:style-name="ce17" office:value-type="float" office:value="12252077.3880107" calcext:value-type="float">
            <text:p><text:s/>12,252,077 <text:s/></text:p>
          </table:table-cell>
          <table:table-cell table:style-name="ce22" office:value-type="float" office:value="7526113.88855259" calcext:value-type="float">
            <text:p><text:s/>7,526,114 <text:s/></text:p>
          </table:table-cell>
          <table:table-cell table:style-name="ce22" office:value-type="float" office:value="1023540.88761364" calcext:value-type="float">
            <text:p><text:s/>1,023,541 <text:s/></text:p>
          </table:table-cell>
          <table:table-cell table:style-name="ce22" office:value-type="float" office:value="107662.1492" calcext:value-type="float">
            <text:p><text:s/>107,662 <text:s/></text:p>
          </table:table-cell>
          <table:table-cell table:style-name="ce22" office:value-type="float" office:value="174891.555555556" calcext:value-type="float">
            <text:p><text:s/>174,892 <text:s/></text:p>
          </table:table-cell>
          <table:table-cell table:style-name="ce22" office:value-type="float" office:value="812527.961951318" calcext:value-type="float">
            <text:p><text:s/>812,528 <text:s/></text:p>
          </table:table-cell>
          <table:table-cell table:style-name="ce22" office:value-type="float" office:value="2695522.65438006" calcext:value-type="float">
            <text:p><text:s/>2,695,523 <text:s/></text:p>
          </table:table-cell>
          <table:table-cell table:style-name="ce22" office:value-type="float" office:value="-56730.589771579" calcext:value-type="float">
            <text:p><text:s/>-56,731 <text:s/></text:p>
          </table:table-cell>
          <table:table-cell table:style-name="ce22" office:value-type="float" office:value="9839937.84766842" calcext:value-type="float">
            <text:p><text:s/>9,839,938 <text:s/></text:p>
          </table:table-cell>
          <table:table-cell table:style-name="ce22" office:value-type="float" office:value="9909105.20910109" calcext:value-type="float">
            <text:p><text:s/>9,909,105 <text:s/></text:p>
          </table:table-cell>
          <table:table-cell table:style-name="ce27" office:value-type="float" office:value="37716.2419617778" calcext:value-type="float">
            <text:p><text:s/>37,71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4月</text:p>
          </table:table-cell>
          <table:table-cell table:style-name="ce13"/>
          <table:table-cell table:style-name="ce17" office:value-type="float" office:value="11384167.4465383" calcext:value-type="float">
            <text:p><text:s/>11,384,167 <text:s/></text:p>
          </table:table-cell>
          <table:table-cell table:style-name="ce22" office:value-type="float" office:value="7168902.78616696" calcext:value-type="float">
            <text:p><text:s/>7,168,903 <text:s/></text:p>
          </table:table-cell>
          <table:table-cell table:style-name="ce22" office:value-type="float" office:value="1428229.55225038" calcext:value-type="float">
            <text:p><text:s/>1,428,230 <text:s/></text:p>
          </table:table-cell>
          <table:table-cell table:style-name="ce22" office:value-type="float" office:value="128951.781066667" calcext:value-type="float">
            <text:p><text:s/>128,952 <text:s/></text:p>
          </table:table-cell>
          <table:table-cell table:style-name="ce22" office:value-type="float" office:value="172945.288888889" calcext:value-type="float">
            <text:p><text:s/>172,945 <text:s/></text:p>
          </table:table-cell>
          <table:table-cell table:style-name="ce22" office:value-type="float" office:value="-132564.253652906" calcext:value-type="float">
            <text:p><text:s/>-132,564 <text:s/></text:p>
          </table:table-cell>
          <table:table-cell table:style-name="ce22" office:value-type="float" office:value="2381140.35701803" calcext:value-type="float">
            <text:p><text:s/>2,381,140 <text:s/></text:p>
          </table:table-cell>
          <table:table-cell table:style-name="ce22" office:value-type="float" office:value="-38579.814333063" calcext:value-type="float">
            <text:p><text:s/>-38,580 <text:s/></text:p>
          </table:table-cell>
          <table:table-cell table:style-name="ce22" office:value-type="float" office:value="9800403.5362277" calcext:value-type="float">
            <text:p><text:s/>9,800,404 <text:s/></text:p>
          </table:table-cell>
          <table:table-cell table:style-name="ce22" office:value-type="float" office:value="9606358.07760642" calcext:value-type="float">
            <text:p><text:s/>9,606,358 <text:s/></text:p>
          </table:table-cell>
          <table:table-cell table:style-name="ce27" office:value-type="float" office:value="81096.2905121111" calcext:value-type="float">
            <text:p><text:s/>81,09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5月</text:p>
          </table:table-cell>
          <table:table-cell table:style-name="ce13"/>
          <table:table-cell table:style-name="ce17" office:value-type="float" office:value="13481615.2433681" calcext:value-type="float">
            <text:p><text:s/>13,481,615 <text:s/></text:p>
          </table:table-cell>
          <table:table-cell table:style-name="ce22" office:value-type="float" office:value="7633454.2635079" calcext:value-type="float">
            <text:p><text:s/>7,633,454 <text:s/></text:p>
          </table:table-cell>
          <table:table-cell table:style-name="ce22" office:value-type="float" office:value="1683405.28335154" calcext:value-type="float">
            <text:p><text:s/>1,683,405 <text:s/></text:p>
          </table:table-cell>
          <table:table-cell table:style-name="ce22" office:value-type="float" office:value="147116.349333333" calcext:value-type="float">
            <text:p><text:s/>147,116 <text:s/></text:p>
          </table:table-cell>
          <table:table-cell table:style-name="ce22" office:value-type="float" office:value="155488.064888889" calcext:value-type="float">
            <text:p><text:s/>155,488 <text:s/></text:p>
          </table:table-cell>
          <table:table-cell table:style-name="ce22" office:value-type="float" office:value="150623.537160392" calcext:value-type="float">
            <text:p><text:s/>150,624 <text:s/></text:p>
          </table:table-cell>
          <table:table-cell table:style-name="ce22" office:value-type="float" office:value="2692063.18010707" calcext:value-type="float">
            <text:p><text:s/>2,692,063 <text:s/></text:p>
          </table:table-cell>
          <table:table-cell table:style-name="ce22" office:value-type="float" office:value="207533.647619959" calcext:value-type="float">
            <text:p><text:s/>207,534 <text:s/></text:p>
          </table:table-cell>
          <table:table-cell table:style-name="ce22" office:value-type="float" office:value="10935193.4177626" calcext:value-type="float">
            <text:p><text:s/>10,935,193 <text:s/></text:p>
          </table:table-cell>
          <table:table-cell table:style-name="ce22" office:value-type="float" office:value="10395760.5090009" calcext:value-type="float">
            <text:p><text:s/>10,395,761 <text:s/></text:p>
          </table:table-cell>
          <table:table-cell table:style-name="ce27" office:value-type="float" office:value="272498.008637333" calcext:value-type="float">
            <text:p><text:s/>272,498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6月</text:p>
          </table:table-cell>
          <table:table-cell table:style-name="ce13"/>
          <table:table-cell table:style-name="ce17" office:value-type="float" office:value="11087585.7580737" calcext:value-type="float">
            <text:p><text:s/>11,087,586 <text:s/></text:p>
          </table:table-cell>
          <table:table-cell table:style-name="ce22" office:value-type="float" office:value="7103420.85812088" calcext:value-type="float">
            <text:p><text:s/>7,103,421 <text:s/></text:p>
          </table:table-cell>
          <table:table-cell table:style-name="ce22" office:value-type="float" office:value="1419726.85351377" calcext:value-type="float">
            <text:p><text:s/>1,419,727 <text:s/></text:p>
          </table:table-cell>
          <table:table-cell table:style-name="ce22" office:value-type="float" office:value="130840.02" calcext:value-type="float">
            <text:p><text:s/>130,840 <text:s/></text:p>
          </table:table-cell>
          <table:table-cell table:style-name="ce22" office:value-type="float" office:value="161262.734222222" calcext:value-type="float">
            <text:p><text:s/>161,263 <text:s/></text:p>
          </table:table-cell>
          <table:table-cell table:style-name="ce22" office:value-type="float" office:value="-1044390.75185673" calcext:value-type="float">
            <text:p><text:s/>-1,044,391 <text:s/></text:p>
          </table:table-cell>
          <table:table-cell table:style-name="ce22" office:value-type="float" office:value="2351120.15183359" calcext:value-type="float">
            <text:p><text:s/>2,351,120 <text:s/></text:p>
          </table:table-cell>
          <table:table-cell table:style-name="ce22" office:value-type="float" office:value="117857.735393017" calcext:value-type="float">
            <text:p><text:s/>117,858 <text:s/></text:p>
          </table:table-cell>
          <table:table-cell table:style-name="ce22" office:value-type="float" office:value="10735031.513596" calcext:value-type="float">
            <text:p><text:s/>10,735,032 <text:s/></text:p>
          </table:table-cell>
          <table:table-cell table:style-name="ce22" office:value-type="float" office:value="10065195.7172827" calcext:value-type="float">
            <text:p><text:s/>10,065,196 <text:s/></text:p>
          </table:table-cell>
          <table:table-cell table:style-name="ce27" office:value-type="float" office:value="177912.360533667" calcext:value-type="float">
            <text:p><text:s/>177,91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7月</text:p>
          </table:table-cell>
          <table:table-cell table:style-name="ce13"/>
          <table:table-cell table:style-name="ce17" office:value-type="float" office:value="13047710.3910451" calcext:value-type="float">
            <text:p><text:s/>13,047,710 <text:s/></text:p>
          </table:table-cell>
          <table:table-cell table:style-name="ce22" office:value-type="float" office:value="7504205.89312918" calcext:value-type="float">
            <text:p><text:s/>7,504,206 <text:s/></text:p>
          </table:table-cell>
          <table:table-cell table:style-name="ce22" office:value-type="float" office:value="1793542.18723477" calcext:value-type="float">
            <text:p><text:s/>1,793,542 <text:s/></text:p>
          </table:table-cell>
          <table:table-cell table:style-name="ce22" office:value-type="float" office:value="144040.6224" calcext:value-type="float">
            <text:p><text:s/>144,041 <text:s/></text:p>
          </table:table-cell>
          <table:table-cell table:style-name="ce22" office:value-type="float" office:value="174188.896888889" calcext:value-type="float">
            <text:p><text:s/>174,189 <text:s/></text:p>
          </table:table-cell>
          <table:table-cell table:style-name="ce22" office:value-type="float" office:value="389690.154667913" calcext:value-type="float">
            <text:p><text:s/>389,690 <text:s/></text:p>
          </table:table-cell>
          <table:table-cell table:style-name="ce22" office:value-type="float" office:value="2623530.062202" calcext:value-type="float">
            <text:p><text:s/>2,623,530 <text:s/></text:p>
          </table:table-cell>
          <table:table-cell table:style-name="ce22" office:value-type="float" office:value="-241847.486342119" calcext:value-type="float">
            <text:p><text:s/>-241,847 <text:s/></text:p>
          </table:table-cell>
          <table:table-cell table:style-name="ce22" office:value-type="float" office:value="11235621.8078967" calcext:value-type="float">
            <text:p><text:s/>11,235,622 <text:s/></text:p>
          </table:table-cell>
          <table:table-cell table:style-name="ce22" office:value-type="float" office:value="10784475.6546727" calcext:value-type="float">
            <text:p><text:s/>10,784,476 <text:s/></text:p>
          </table:table-cell>
          <table:table-cell table:style-name="ce27" office:value-type="float" office:value="209213.907640444" calcext:value-type="float">
            <text:p><text:s/>209,214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8月</text:p>
          </table:table-cell>
          <table:table-cell table:style-name="ce13"/>
          <table:table-cell table:style-name="ce17" office:value-type="float" office:value="13989755.5062612" calcext:value-type="float">
            <text:p><text:s/>13,989,756 <text:s/></text:p>
          </table:table-cell>
          <table:table-cell table:style-name="ce22" office:value-type="float" office:value="7713887.65193793" calcext:value-type="float">
            <text:p><text:s/>7,713,888 <text:s/></text:p>
          </table:table-cell>
          <table:table-cell table:style-name="ce22" office:value-type="float" office:value="1380067.94327698" calcext:value-type="float">
            <text:p><text:s/>1,380,068 <text:s/></text:p>
          </table:table-cell>
          <table:table-cell table:style-name="ce22" office:value-type="float" office:value="148102.5608" calcext:value-type="float">
            <text:p><text:s/>148,103 <text:s/></text:p>
          </table:table-cell>
          <table:table-cell table:style-name="ce22" office:value-type="float" office:value="180929.667555556" calcext:value-type="float">
            <text:p><text:s/>180,930 <text:s/></text:p>
          </table:table-cell>
          <table:table-cell table:style-name="ce22" office:value-type="float" office:value="1076511.26018773" calcext:value-type="float">
            <text:p><text:s/>1,076,511 <text:s/></text:p>
          </table:table-cell>
          <table:table-cell table:style-name="ce22" office:value-type="float" office:value="2529190.72701733" calcext:value-type="float">
            <text:p><text:s/>2,529,191 <text:s/></text:p>
          </table:table-cell>
          <table:table-cell table:style-name="ce22" office:value-type="float" office:value="156920.150054418" calcext:value-type="float">
            <text:p><text:s/>156,920 <text:s/></text:p>
          </table:table-cell>
          <table:table-cell table:style-name="ce22" office:value-type="float" office:value="11332254.3242319" calcext:value-type="float">
            <text:p><text:s/>11,332,254 <text:s/></text:p>
          </table:table-cell>
          <table:table-cell table:style-name="ce22" office:value-type="float" office:value="10653472.0378968" calcext:value-type="float">
            <text:p><text:s/>10,653,472 <text:s/></text:p>
          </table:table-cell>
          <table:table-cell table:style-name="ce27" office:value-type="float" office:value="125363.259096111" calcext:value-type="float">
            <text:p><text:s/>125,36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<text:s/>9月</text:p>
          </table:table-cell>
          <table:table-cell table:style-name="ce13"/>
          <table:table-cell table:style-name="ce17" office:value-type="float" office:value="12151139.2383585" calcext:value-type="float">
            <text:p><text:s/>12,151,139 <text:s/></text:p>
          </table:table-cell>
          <table:table-cell table:style-name="ce22" office:value-type="float" office:value="7631506.44679543" calcext:value-type="float">
            <text:p><text:s/>7,631,506 <text:s/></text:p>
          </table:table-cell>
          <table:table-cell table:style-name="ce22" office:value-type="float" office:value="1478467.14830402" calcext:value-type="float">
            <text:p><text:s/>1,478,467 <text:s/></text:p>
          </table:table-cell>
          <table:table-cell table:style-name="ce22" office:value-type="float" office:value="118338.210266667" calcext:value-type="float">
            <text:p><text:s/>118,338 <text:s/></text:p>
          </table:table-cell>
          <table:table-cell table:style-name="ce22" office:value-type="float" office:value="169522.525333333" calcext:value-type="float">
            <text:p><text:s/>169,523 <text:s/></text:p>
          </table:table-cell>
          <table:table-cell table:style-name="ce22" office:value-type="float" office:value="-467584.427011268" calcext:value-type="float">
            <text:p><text:s/>-467,584 <text:s/></text:p>
          </table:table-cell>
          <table:table-cell table:style-name="ce22" office:value-type="float" office:value="2493037.79080274" calcext:value-type="float">
            <text:p><text:s/>2,493,038 <text:s/></text:p>
          </table:table-cell>
          <table:table-cell table:style-name="ce22" office:value-type="float" office:value="65065.0116491266" calcext:value-type="float">
            <text:p><text:s/>65,065 <text:s/></text:p>
          </table:table-cell>
          <table:table-cell table:style-name="ce22" office:value-type="float" office:value="10787966.4978819" calcext:value-type="float">
            <text:p><text:s/>10,787,966 <text:s/></text:p>
          </table:table-cell>
          <table:table-cell table:style-name="ce22" office:value-type="float" office:value="10201092.6409907" calcext:value-type="float">
            <text:p><text:s/>10,201,093 <text:s/></text:p>
          </table:table-cell>
          <table:table-cell table:style-name="ce27" office:value-type="float" office:value="75912.6753273333" calcext:value-type="float">
            <text:p><text:s/>75,91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10月</text:p>
          </table:table-cell>
          <table:table-cell table:style-name="ce13"/>
          <table:table-cell table:style-name="ce17" office:value-type="float" office:value="12703919.8081213" calcext:value-type="float">
            <text:p><text:s/>12,703,920 <text:s/></text:p>
          </table:table-cell>
          <table:table-cell table:style-name="ce22" office:value-type="float" office:value="7856528.00356992" calcext:value-type="float">
            <text:p><text:s/>7,856,528 <text:s/></text:p>
          </table:table-cell>
          <table:table-cell table:style-name="ce22" office:value-type="float" office:value="1158625.43015149" calcext:value-type="float">
            <text:p><text:s/>1,158,625 <text:s/></text:p>
          </table:table-cell>
          <table:table-cell table:style-name="ce22" office:value-type="float" office:value="145386.698" calcext:value-type="float">
            <text:p><text:s/>145,387 <text:s/></text:p>
          </table:table-cell>
          <table:table-cell table:style-name="ce22" office:value-type="float" office:value="182705.879111111" calcext:value-type="float">
            <text:p><text:s/>182,706 <text:s/></text:p>
          </table:table-cell>
          <table:table-cell table:style-name="ce22" office:value-type="float" office:value="589661.682737311" calcext:value-type="float">
            <text:p><text:s/>589,662 <text:s/></text:p>
          </table:table-cell>
          <table:table-cell table:style-name="ce22" office:value-type="float" office:value="2832340.0680648" calcext:value-type="float">
            <text:p><text:s/>2,832,340 <text:s/></text:p>
          </table:table-cell>
          <table:table-cell table:style-name="ce22" office:value-type="float" office:value="-119824.099082206" calcext:value-type="float">
            <text:p><text:s/>-119,824 <text:s/></text:p>
          </table:table-cell>
          <table:table-cell table:style-name="ce22" office:value-type="float" office:value="10108157.3912465" calcext:value-type="float">
            <text:p><text:s/>10,108,157 <text:s/></text:p>
          </table:table-cell>
          <table:table-cell table:style-name="ce22" office:value-type="float" office:value="10036138.3198235" calcext:value-type="float">
            <text:p><text:s/>10,036,138 <text:s/></text:p>
          </table:table-cell>
          <table:table-cell table:style-name="ce27" office:value-type="float" office:value="-13522.9258541111" calcext:value-type="float">
            <text:p><text:s/>-13,52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0" office:value-type="string" calcext:value-type="string">
            <text:p>11月</text:p>
          </table:table-cell>
          <table:table-cell table:style-name="ce13"/>
          <table:table-cell table:style-name="ce17" office:value-type="float" office:value="11617263.4231978" calcext:value-type="float">
            <text:p><text:s/>11,617,263 <text:s/></text:p>
          </table:table-cell>
          <table:table-cell table:style-name="ce22" office:value-type="float" office:value="7317251.76396021" calcext:value-type="float">
            <text:p><text:s/>7,317,252 <text:s/></text:p>
          </table:table-cell>
          <table:table-cell table:style-name="ce22" office:value-type="float" office:value="1255673.07208559" calcext:value-type="float">
            <text:p><text:s/>1,255,673 <text:s/></text:p>
          </table:table-cell>
          <table:table-cell table:style-name="ce22" office:value-type="float" office:value="154845.039866667" calcext:value-type="float">
            <text:p><text:s/>154,845 <text:s/></text:p>
          </table:table-cell>
          <table:table-cell table:style-name="ce22" office:value-type="float" office:value="175524.359111111" calcext:value-type="float">
            <text:p><text:s/>175,524 <text:s/></text:p>
          </table:table-cell>
          <table:table-cell table:style-name="ce22" office:value-type="float" office:value="146893.535264237" calcext:value-type="float">
            <text:p><text:s/>146,894 <text:s/></text:p>
          </table:table-cell>
          <table:table-cell table:style-name="ce22" office:value-type="float" office:value="2566747.61337863" calcext:value-type="float">
            <text:p><text:s/>2,566,748 <text:s/></text:p>
          </table:table-cell>
          <table:table-cell table:style-name="ce22" office:value-type="float" office:value="336854.734109225" calcext:value-type="float">
            <text:p><text:s/>336,855 <text:s/></text:p>
          </table:table-cell>
          <table:table-cell table:style-name="ce22" office:value-type="float" office:value="9457967.9183625" calcext:value-type="float">
            <text:p><text:s/>9,457,968 <text:s/></text:p>
          </table:table-cell>
          <table:table-cell table:style-name="ce22" office:value-type="float" office:value="9687911.77217856" calcext:value-type="float">
            <text:p><text:s/>9,687,912 <text:s/></text:p>
          </table:table-cell>
          <table:table-cell table:style-name="ce27" office:value-type="float" office:value="-106582.840761778" calcext:value-type="float">
            <text:p><text:s/>-106,583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2" office:value-type="string" calcext:value-type="string">
            <text:p>1 - 11月</text:p>
          </table:table-cell>
          <table:table-cell table:style-name="ce14"/>
          <table:table-cell table:style-name="ce18" office:value-type="float" office:value="133039492.534903" calcext:value-type="float">
            <text:p><text:s/>133,039,493 <text:s/></text:p>
          </table:table-cell>
          <table:table-cell table:style-name="ce23" office:value-type="float" office:value="81827872.4956513" calcext:value-type="float">
            <text:p><text:s/>81,827,872 <text:s/></text:p>
          </table:table-cell>
          <table:table-cell table:style-name="ce23" office:value-type="float" office:value="14590607.7393186" calcext:value-type="float">
            <text:p><text:s/>14,590,608 <text:s/></text:p>
          </table:table-cell>
          <table:table-cell table:style-name="ce23" office:value-type="float" office:value="1496429.64986667" calcext:value-type="float">
            <text:p><text:s/>1,496,430 <text:s/></text:p>
          </table:table-cell>
          <table:table-cell table:style-name="ce23" office:value-type="float" office:value="1846945.36977778" calcext:value-type="float">
            <text:p><text:s/>1,846,945 <text:s/></text:p>
          </table:table-cell>
          <table:table-cell table:style-name="ce23" office:value-type="float" office:value="1420304.46940265" calcext:value-type="float">
            <text:p><text:s/>1,420,304 <text:s/></text:p>
          </table:table-cell>
          <table:table-cell table:style-name="ce23" office:value-type="float" office:value="27767141.5871866" calcext:value-type="float">
            <text:p><text:s/>27,767,142 <text:s/></text:p>
          </table:table-cell>
          <table:table-cell table:style-name="ce23" office:value-type="float" office:value="193660.527240927" calcext:value-type="float">
            <text:p><text:s/>193,661 <text:s/></text:p>
          </table:table-cell>
          <table:table-cell table:style-name="ce23" office:value-type="float" office:value="111760381.269574" calcext:value-type="float">
            <text:p><text:s/>111,760,381 <text:s/></text:p>
          </table:table-cell>
          <table:table-cell table:style-name="ce23" office:value-type="float" office:value="108789906.642603" calcext:value-type="float">
            <text:p><text:s/>108,789,907 <text:s/></text:p>
          </table:table-cell>
          <table:table-cell table:style-name="ce28" office:value-type="float" office:value="926056.069486778" calcext:value-type="float">
            <text:p><text:s/>926,056 <text:s/>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 table:number-columns-spanned="14" table:number-rows-spanned="1">
            <text:p>註：總需要 = 國內能源消費 + 出口 + 國際海運 + 國際航空 + 存貨變動 + 產品間轉換(轉出) + 統計差異 + 轉變投入 - 轉變產出合計 + 損耗。</text:p>
          </table:table-cell>
          <table:covered-table-cell table:number-columns-repeated="13" table:style-name="ce11"/>
          <table:table-cell table:number-columns-repeated="1010"/>
        </table:table-row>
        <table:table-row table:style-name="ro5" table:number-rows-repeated="19">
          <table:table-cell table:number-columns-repeated="3"/>
          <table:table-cell table:style-name="ce19" table:number-columns-repeated="11"/>
          <table:table-cell table:number-columns-repeated="1010"/>
        </table:table-row>
        <table:table-row table:style-name="ro5" table:number-rows-repeated="60">
          <table:table-cell table:number-columns-repeated="4"/>
          <table:table-cell table:style-name="ce19" table:number-columns-repeated="10"/>
          <table:table-cell table:number-columns-repeated="1010"/>
        </table:table-row>
        <table:table-row table:style-name="ro6" table:number-rows-repeated="104844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-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number-style style:name="N185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95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總需要</dc:title>
    <dc:subject>能源總需要</dc:subject>
    <meta:keyword>能源統計月報</meta:keyword>
    <dc:description>能源總需要</dc:description>
    <meta:initial-creator>國際合作與能源統計科</meta:initial-creator>
    <meta:creation-date>2012-04-18T18:05:16</meta:creation-date>
    <dc:creator>方文秀</dc:creator>
    <dc:date>2021-12-29T20:20:19</dc:date>
    <meta:print-date>2021-12-29T20:20:16</meta:print-date>
    <meta:document-statistic meta:table-count="1" meta:cell-count="545" meta:object-count="0"/>
    <meta:generator>LibreOffice/5.4.1.2$Windows_x86 LibreOffice_project/ea7cb86e6eeb2bf3a5af73a8f7777ac570321527</meta:generator>
    <meta:user-defined meta:name="EDOID" meta:value-type="float">393702</meta:user-defined>
  </office:meta>
</office:document-meta>
</file>